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none" draw:fill="solid" draw:fill-color="#ff69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ff6e00"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none" draw:fill="solid" draw:fill-color="#ff7000"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ff7300"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ff7800"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solid" draw:fill-color="#ff7a00"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ff7d00"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none" draw:fill="solid" draw:fill-color="#ff8200" draw:textarea-horizontal-align="left" draw:textarea-vertical-align="top" draw:auto-grow-height="false" fo:padding-top="0.229cm" fo:padding-bottom="0.229cm" fo:padding-left="0.441cm" fo:padding-right="0.441cm" fo:wrap-option="no-wrap" draw:shadow="hidden"/>
    </style:style>
    <style:style style:name="gr12" style:family="graphic" style:parent-style-name="standard">
      <style:graphic-properties draw:stroke="none" draw:fill="solid" draw:fill-color="#ff8500"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none" draw:fill="solid" draw:fill-color="#ff8a00" draw:textarea-horizontal-align="left" draw:textarea-vertical-align="top" draw:auto-grow-height="false" fo:padding-top="0.229cm" fo:padding-bottom="0.229cm" fo:padding-left="0.441cm" fo:padding-right="0.441cm" fo:wrap-option="no-wrap" draw:shadow="hidden"/>
    </style:style>
    <style:style style:name="gr14" style:family="graphic" style:parent-style-name="standard">
      <style:graphic-properties draw:stroke="none" draw:fill="solid" draw:fill-color="#ff8c00"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none" draw:fill="solid" draw:fill-color="#ff8f00" draw:textarea-horizontal-align="left" draw:textarea-vertical-align="top" draw:auto-grow-height="false" fo:padding-top="0.229cm" fo:padding-bottom="0.229cm" fo:padding-left="0.441cm" fo:padding-right="0.441cm" fo:wrap-option="no-wrap" draw:shadow="hidden"/>
    </style:style>
    <style:style style:name="gr16" style:family="graphic" style:parent-style-name="standard">
      <style:graphic-properties draw:stroke="none" draw:fill="solid" draw:fill-color="#ff9400" draw:textarea-horizontal-align="left" draw:textarea-vertical-align="top" draw:auto-grow-height="false" fo:padding-top="0.229cm" fo:padding-bottom="0.229cm" fo:padding-left="0.441cm" fo:padding-right="0.441cm" fo:wrap-option="no-wrap" draw:shadow="hidden"/>
    </style:style>
    <style:style style:name="gr17" style:family="graphic" style:parent-style-name="standard">
      <style:graphic-properties draw:stroke="none" draw:fill="solid" draw:fill-color="#ff9900" draw:textarea-horizontal-align="left" draw:textarea-vertical-align="top" draw:auto-grow-height="false" fo:padding-top="0.229cm" fo:padding-bottom="0.229cm" fo:padding-left="0.441cm" fo:padding-right="0.441cm" fo:wrap-option="no-wrap" draw:shadow="hidden"/>
    </style:style>
    <style:style style:name="gr18" style:family="graphic" style:parent-style-name="standard">
      <style:graphic-properties draw:stroke="none" draw:fill="solid" draw:fill-color="#ff9e00" draw:textarea-horizontal-align="left" draw:textarea-vertical-align="top" draw:auto-grow-height="false" fo:padding-top="0.229cm" fo:padding-bottom="0.229cm" fo:padding-left="0.441cm" fo:padding-right="0.441cm" fo:wrap-option="no-wrap" draw:shadow="hidden"/>
    </style:style>
    <style:style style:name="gr19" style:family="graphic" style:parent-style-name="standard">
      <style:graphic-properties draw:stroke="none" draw:fill="solid" draw:fill-color="#ffa100" draw:textarea-horizontal-align="left" draw:textarea-vertical-align="top" draw:auto-grow-height="false" fo:padding-top="0.229cm" fo:padding-bottom="0.229cm" fo:padding-left="0.441cm" fo:padding-right="0.441cm" fo:wrap-option="no-wrap" draw:shadow="hidden"/>
    </style:style>
    <style:style style:name="gr20" style:family="graphic" style:parent-style-name="standard">
      <style:graphic-properties draw:stroke="none" draw:fill="solid" draw:fill-color="#ffa600" draw:textarea-horizontal-align="left" draw:textarea-vertical-align="top" draw:auto-grow-height="false" fo:padding-top="0.229cm" fo:padding-bottom="0.229cm" fo:padding-left="0.441cm" fo:padding-right="0.441cm" fo:wrap-option="no-wrap" draw:shadow="hidden"/>
    </style:style>
    <style:style style:name="gr21" style:family="graphic" style:parent-style-name="standard">
      <style:graphic-properties draw:stroke="none" draw:fill="solid" draw:fill-color="#ffa800" draw:textarea-horizontal-align="left" draw:textarea-vertical-align="top" draw:auto-grow-height="false" fo:padding-top="0.229cm" fo:padding-bottom="0.229cm" fo:padding-left="0.441cm" fo:padding-right="0.441cm" fo:wrap-option="no-wrap" draw:shadow="hidden"/>
    </style:style>
    <style:style style:name="gr22" style:family="graphic" style:parent-style-name="standard">
      <style:graphic-properties draw:stroke="none" draw:fill="solid" draw:fill-color="#ffab00" draw:textarea-horizontal-align="left" draw:textarea-vertical-align="top" draw:auto-grow-height="false" fo:padding-top="0.229cm" fo:padding-bottom="0.229cm" fo:padding-left="0.441cm" fo:padding-right="0.441cm" fo:wrap-option="no-wrap" draw:shadow="hidden"/>
    </style:style>
    <style:style style:name="gr23" style:family="graphic" style:parent-style-name="standard">
      <style:graphic-properties draw:stroke="none" draw:fill="solid" draw:fill-color="#ffb000" draw:textarea-horizontal-align="left" draw:textarea-vertical-align="top" draw:auto-grow-height="false" fo:padding-top="0.229cm" fo:padding-bottom="0.229cm" fo:padding-left="0.441cm" fo:padding-right="0.441cm" fo:wrap-option="no-wrap" draw:shadow="hidden"/>
    </style:style>
    <style:style style:name="gr24" style:family="graphic" style:parent-style-name="standard">
      <style:graphic-properties draw:stroke="none" draw:fill="solid" draw:fill-color="#ffb500" draw:textarea-horizontal-align="left" draw:textarea-vertical-align="top" draw:auto-grow-height="false" fo:padding-top="0.229cm" fo:padding-bottom="0.229cm" fo:padding-left="0.441cm" fo:padding-right="0.441cm" fo:wrap-option="no-wrap" draw:shadow="hidden"/>
    </style:style>
    <style:style style:name="gr25" style:family="graphic" style:parent-style-name="standard">
      <style:graphic-properties draw:stroke="none" draw:fill="solid" draw:fill-color="#ffba00" draw:textarea-horizontal-align="left" draw:textarea-vertical-align="top" draw:auto-grow-height="false" fo:padding-top="0.229cm" fo:padding-bottom="0.229cm" fo:padding-left="0.441cm" fo:padding-right="0.441cm" fo:wrap-option="no-wrap" draw:shadow="hidden"/>
    </style:style>
    <style:style style:name="gr26" style:family="graphic" style:parent-style-name="standard">
      <style:graphic-properties draw:stroke="none" draw:fill="solid" draw:fill-color="#ffbd00" draw:textarea-horizontal-align="left" draw:textarea-vertical-align="top" draw:auto-grow-height="false" fo:padding-top="0.229cm" fo:padding-bottom="0.229cm" fo:padding-left="0.441cm" fo:padding-right="0.441cm" fo:wrap-option="no-wrap" draw:shadow="hidden"/>
    </style:style>
    <style:style style:name="gr27" style:family="graphic" style:parent-style-name="standard">
      <style:graphic-properties draw:stroke="none" draw:fill="solid" draw:fill-color="#ffc200" draw:textarea-horizontal-align="left" draw:textarea-vertical-align="top" draw:auto-grow-height="false" fo:padding-top="0.229cm" fo:padding-bottom="0.229cm" fo:padding-left="0.441cm" fo:padding-right="0.441cm" fo:wrap-option="no-wrap" draw:shadow="hidden"/>
    </style:style>
    <style:style style:name="gr28" style:family="graphic" style:parent-style-name="standard">
      <style:graphic-properties draw:stroke="none" draw:fill="solid" draw:fill-color="#ffc700" draw:textarea-horizontal-align="left" draw:textarea-vertical-align="top" draw:auto-grow-height="false" fo:padding-top="0.229cm" fo:padding-bottom="0.229cm" fo:padding-left="0.441cm" fo:padding-right="0.441cm" fo:wrap-option="no-wrap" draw:shadow="hidden"/>
    </style:style>
    <style:style style:name="gr29" style:family="graphic" style:parent-style-name="standard">
      <style:graphic-properties draw:stroke="none" draw:fill="solid" draw:fill-color="#ffcc00" draw:textarea-horizontal-align="left" draw:textarea-vertical-align="top" draw:auto-grow-height="false" fo:padding-top="0.229cm" fo:padding-bottom="0.229cm" fo:padding-left="0.441cm" fo:padding-right="0.441cm" fo:wrap-option="no-wrap" draw:shadow="hidden"/>
    </style:style>
    <style:style style:name="gr30" style:family="graphic" style:parent-style-name="standard">
      <style:graphic-properties draw:stroke="solid" svg:stroke-width="0.018cm" svg:stroke-color="#3333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31" style:family="graphic" style:parent-style-name="standard">
      <style:graphic-properties draw:stroke="solid" svg:stroke-width="0.007cm" svg:stroke-color="#000000" draw:stroke-linejoin="round" draw:fill="solid" draw:fill-color="#99cc33" draw:textarea-horizontal-align="left" draw:textarea-vertical-align="top" draw:auto-grow-height="false" fo:padding-top="0.229cm" fo:padding-bottom="0.229cm" fo:padding-left="0.441cm" fo:padding-right="0.441cm" fo:wrap-option="no-wrap" draw:shadow="hidden"/>
    </style:style>
    <style:style style:name="gr32" style:family="graphic" style:parent-style-name="standard">
      <style:graphic-properties draw:stroke="solid" svg:stroke-width="0.007cm" svg:stroke-color="#cc9933" draw:stroke-linejoin="round" draw:fill="solid" draw:fill-color="#cc6633" draw:textarea-horizontal-align="left" draw:textarea-vertical-align="top" draw:auto-grow-height="false" fo:padding-top="0.229cm" fo:padding-bottom="0.229cm" fo:padding-left="0.441cm" fo:padding-right="0.441cm" fo:wrap-option="no-wrap" draw:shadow="hidden"/>
    </style:style>
    <style:style style:name="gr33" style:family="graphic" style:parent-style-name="standard">
      <style:graphic-properties draw:stroke="none" draw:fill="solid" draw:fill-color="#ffff00" draw:textarea-horizontal-align="left" draw:textarea-vertical-align="top" draw:auto-grow-height="false" fo:padding-top="0.229cm" fo:padding-bottom="0.229cm" fo:padding-left="0.441cm" fo:padding-right="0.441cm" fo:wrap-option="no-wrap" draw:shadow="hidden"/>
    </style:style>
    <style:style style:name="gr34" style:family="graphic" style:parent-style-name="standard">
      <style:graphic-properties draw:stroke="none" draw:fill="solid" draw:fill-color="#fffa08" draw:textarea-horizontal-align="left" draw:textarea-vertical-align="top" draw:auto-grow-height="false" fo:padding-top="0.229cm" fo:padding-bottom="0.229cm" fo:padding-left="0.441cm" fo:padding-right="0.441cm" fo:wrap-option="no-wrap" draw:shadow="hidden"/>
    </style:style>
    <style:style style:name="gr35" style:family="graphic" style:parent-style-name="standard">
      <style:graphic-properties draw:stroke="none" draw:fill="solid" draw:fill-color="#fff50d" draw:textarea-horizontal-align="left" draw:textarea-vertical-align="top" draw:auto-grow-height="false" fo:padding-top="0.229cm" fo:padding-bottom="0.229cm" fo:padding-left="0.441cm" fo:padding-right="0.441cm" fo:wrap-option="no-wrap" draw:shadow="hidden"/>
    </style:style>
    <style:style style:name="gr36" style:family="graphic" style:parent-style-name="standard">
      <style:graphic-properties draw:stroke="none" draw:fill="solid" draw:fill-color="#fff514" draw:textarea-horizontal-align="left" draw:textarea-vertical-align="top" draw:auto-grow-height="false" fo:padding-top="0.229cm" fo:padding-bottom="0.229cm" fo:padding-left="0.441cm" fo:padding-right="0.441cm" fo:wrap-option="no-wrap" draw:shadow="hidden"/>
    </style:style>
    <style:style style:name="gr37" style:family="graphic" style:parent-style-name="standard">
      <style:graphic-properties draw:stroke="none" draw:fill="solid" draw:fill-color="#fff01c" draw:textarea-horizontal-align="left" draw:textarea-vertical-align="top" draw:auto-grow-height="false" fo:padding-top="0.229cm" fo:padding-bottom="0.229cm" fo:padding-left="0.441cm" fo:padding-right="0.441cm" fo:wrap-option="no-wrap" draw:shadow="hidden"/>
    </style:style>
    <style:style style:name="gr38" style:family="graphic" style:parent-style-name="standard">
      <style:graphic-properties draw:stroke="none" draw:fill="solid" draw:fill-color="#ffeb24" draw:textarea-horizontal-align="left" draw:textarea-vertical-align="top" draw:auto-grow-height="false" fo:padding-top="0.229cm" fo:padding-bottom="0.229cm" fo:padding-left="0.441cm" fo:padding-right="0.441cm" fo:wrap-option="no-wrap" draw:shadow="hidden"/>
    </style:style>
    <style:style style:name="gr39" style:family="graphic" style:parent-style-name="standard">
      <style:graphic-properties draw:stroke="none" draw:fill="solid" draw:fill-color="#ffeb29" draw:textarea-horizontal-align="left" draw:textarea-vertical-align="top" draw:auto-grow-height="false" fo:padding-top="0.229cm" fo:padding-bottom="0.229cm" fo:padding-left="0.441cm" fo:padding-right="0.441cm" fo:wrap-option="no-wrap" draw:shadow="hidden"/>
    </style:style>
    <style:style style:name="gr40" style:family="graphic" style:parent-style-name="standard">
      <style:graphic-properties draw:stroke="none" draw:fill="solid" draw:fill-color="#ffe830" draw:textarea-horizontal-align="left" draw:textarea-vertical-align="top" draw:auto-grow-height="false" fo:padding-top="0.229cm" fo:padding-bottom="0.229cm" fo:padding-left="0.441cm" fo:padding-right="0.441cm" fo:wrap-option="no-wrap" draw:shadow="hidden"/>
    </style:style>
    <style:style style:name="gr41" style:family="graphic" style:parent-style-name="standard">
      <style:graphic-properties draw:stroke="none" draw:fill="solid" draw:fill-color="#ffe338" draw:textarea-horizontal-align="left" draw:textarea-vertical-align="top" draw:auto-grow-height="false" fo:padding-top="0.229cm" fo:padding-bottom="0.229cm" fo:padding-left="0.441cm" fo:padding-right="0.441cm" fo:wrap-option="no-wrap" draw:shadow="hidden"/>
    </style:style>
    <style:style style:name="gr42" style:family="graphic" style:parent-style-name="standard">
      <style:graphic-properties draw:stroke="none" draw:fill="solid" draw:fill-color="#ffde40" draw:textarea-horizontal-align="left" draw:textarea-vertical-align="top" draw:auto-grow-height="false" fo:padding-top="0.229cm" fo:padding-bottom="0.229cm" fo:padding-left="0.441cm" fo:padding-right="0.441cm" fo:wrap-option="no-wrap" draw:shadow="hidden"/>
    </style:style>
    <style:style style:name="gr43" style:family="graphic" style:parent-style-name="standard">
      <style:graphic-properties draw:stroke="none" draw:fill="solid" draw:fill-color="#ffd945" draw:textarea-horizontal-align="left" draw:textarea-vertical-align="top" draw:auto-grow-height="false" fo:padding-top="0.229cm" fo:padding-bottom="0.229cm" fo:padding-left="0.441cm" fo:padding-right="0.441cm" fo:wrap-option="no-wrap" draw:shadow="hidden"/>
    </style:style>
    <style:style style:name="gr44" style:family="graphic" style:parent-style-name="standard">
      <style:graphic-properties draw:stroke="none" draw:fill="solid" draw:fill-color="#ffd94d" draw:textarea-horizontal-align="left" draw:textarea-vertical-align="top" draw:auto-grow-height="false" fo:padding-top="0.229cm" fo:padding-bottom="0.229cm" fo:padding-left="0.441cm" fo:padding-right="0.441cm" fo:wrap-option="no-wrap" draw:shadow="hidden"/>
    </style:style>
    <style:style style:name="gr45" style:family="graphic" style:parent-style-name="standard">
      <style:graphic-properties draw:stroke="none" draw:fill="solid" draw:fill-color="#ffd454" draw:textarea-horizontal-align="left" draw:textarea-vertical-align="top" draw:auto-grow-height="false" fo:padding-top="0.229cm" fo:padding-bottom="0.229cm" fo:padding-left="0.441cm" fo:padding-right="0.441cm" fo:wrap-option="no-wrap" draw:shadow="hidden"/>
    </style:style>
    <style:style style:name="gr46" style:family="graphic" style:parent-style-name="standard">
      <style:graphic-properties draw:stroke="none" draw:fill="solid" draw:fill-color="#ffd15c" draw:textarea-horizontal-align="left" draw:textarea-vertical-align="top" draw:auto-grow-height="false" fo:padding-top="0.229cm" fo:padding-bottom="0.229cm" fo:padding-left="0.441cm" fo:padding-right="0.441cm" fo:wrap-option="no-wrap" draw:shadow="hidden"/>
    </style:style>
    <style:style style:name="gr47" style:family="graphic" style:parent-style-name="standard">
      <style:graphic-properties draw:stroke="none" draw:fill="solid" draw:fill-color="#ffcf61" draw:textarea-horizontal-align="left" draw:textarea-vertical-align="top" draw:auto-grow-height="false" fo:padding-top="0.229cm" fo:padding-bottom="0.229cm" fo:padding-left="0.441cm" fo:padding-right="0.441cm" fo:wrap-option="no-wrap" draw:shadow="hidden"/>
    </style:style>
    <style:style style:name="gr48" style:family="graphic" style:parent-style-name="standard">
      <style:graphic-properties draw:stroke="none" draw:fill="solid" draw:fill-color="#ffcc69" draw:textarea-horizontal-align="left" draw:textarea-vertical-align="top" draw:auto-grow-height="false" fo:padding-top="0.229cm" fo:padding-bottom="0.229cm" fo:padding-left="0.441cm" fo:padding-right="0.441cm" fo:wrap-option="no-wrap" draw:shadow="hidden"/>
    </style:style>
    <style:style style:name="gr49" style:family="graphic" style:parent-style-name="standard">
      <style:graphic-properties draw:stroke="none" draw:fill="solid" draw:fill-color="#ffc770" draw:textarea-horizontal-align="left" draw:textarea-vertical-align="top" draw:auto-grow-height="false" fo:padding-top="0.229cm" fo:padding-bottom="0.229cm" fo:padding-left="0.441cm" fo:padding-right="0.441cm" fo:wrap-option="no-wrap" draw:shadow="hidden"/>
    </style:style>
    <style:style style:name="gr50" style:family="graphic" style:parent-style-name="standard">
      <style:graphic-properties draw:stroke="none" draw:fill="solid" draw:fill-color="#ffc278" draw:textarea-horizontal-align="left" draw:textarea-vertical-align="top" draw:auto-grow-height="false" fo:padding-top="0.229cm" fo:padding-bottom="0.229cm" fo:padding-left="0.441cm" fo:padding-right="0.441cm" fo:wrap-option="no-wrap" draw:shadow="hidden"/>
    </style:style>
    <style:style style:name="gr51" style:family="graphic" style:parent-style-name="standard">
      <style:graphic-properties draw:stroke="none" draw:fill="solid" draw:fill-color="#ffbf7d" draw:textarea-horizontal-align="left" draw:textarea-vertical-align="top" draw:auto-grow-height="false" fo:padding-top="0.229cm" fo:padding-bottom="0.229cm" fo:padding-left="0.441cm" fo:padding-right="0.441cm" fo:wrap-option="no-wrap" draw:shadow="hidden"/>
    </style:style>
    <style:style style:name="gr52" style:family="graphic" style:parent-style-name="standard">
      <style:graphic-properties draw:stroke="none" draw:fill="solid" draw:fill-color="#ffbd85" draw:textarea-horizontal-align="left" draw:textarea-vertical-align="top" draw:auto-grow-height="false" fo:padding-top="0.229cm" fo:padding-bottom="0.229cm" fo:padding-left="0.441cm" fo:padding-right="0.441cm" fo:wrap-option="no-wrap" draw:shadow="hidden"/>
    </style:style>
    <style:style style:name="gr53" style:family="graphic" style:parent-style-name="standard">
      <style:graphic-properties draw:stroke="none" draw:fill="solid" draw:fill-color="#ffba8c" draw:textarea-horizontal-align="left" draw:textarea-vertical-align="top" draw:auto-grow-height="false" fo:padding-top="0.229cm" fo:padding-bottom="0.229cm" fo:padding-left="0.441cm" fo:padding-right="0.441cm" fo:wrap-option="no-wrap" draw:shadow="hidden"/>
    </style:style>
    <style:style style:name="gr54" style:family="graphic" style:parent-style-name="standard">
      <style:graphic-properties draw:stroke="none" draw:fill="solid" draw:fill-color="#ffb594" draw:textarea-horizontal-align="left" draw:textarea-vertical-align="top" draw:auto-grow-height="false" fo:padding-top="0.229cm" fo:padding-bottom="0.229cm" fo:padding-left="0.441cm" fo:padding-right="0.441cm" fo:wrap-option="no-wrap" draw:shadow="hidden"/>
    </style:style>
    <style:style style:name="gr55" style:family="graphic" style:parent-style-name="standard">
      <style:graphic-properties draw:stroke="none" draw:fill="solid" draw:fill-color="#ffb099" draw:textarea-horizontal-align="left" draw:textarea-vertical-align="top" draw:auto-grow-height="false" fo:padding-top="0.229cm" fo:padding-bottom="0.229cm" fo:padding-left="0.441cm" fo:padding-right="0.441cm" fo:wrap-option="no-wrap" draw:shadow="hidden"/>
    </style:style>
    <style:style style:name="gr56" style:family="graphic" style:parent-style-name="standard">
      <style:graphic-properties draw:stroke="none" draw:fill="solid" draw:fill-color="#ffb0a1" draw:textarea-horizontal-align="left" draw:textarea-vertical-align="top" draw:auto-grow-height="false" fo:padding-top="0.229cm" fo:padding-bottom="0.229cm" fo:padding-left="0.441cm" fo:padding-right="0.441cm" fo:wrap-option="no-wrap" draw:shadow="hidden"/>
    </style:style>
    <style:style style:name="gr57" style:family="graphic" style:parent-style-name="standard">
      <style:graphic-properties draw:stroke="none" draw:fill="solid" draw:fill-color="#ffaba8" draw:textarea-horizontal-align="left" draw:textarea-vertical-align="top" draw:auto-grow-height="false" fo:padding-top="0.229cm" fo:padding-bottom="0.229cm" fo:padding-left="0.441cm" fo:padding-right="0.441cm" fo:wrap-option="no-wrap" draw:shadow="hidden"/>
    </style:style>
    <style:style style:name="gr58" style:family="graphic" style:parent-style-name="standard">
      <style:graphic-properties draw:stroke="none" draw:fill="solid" draw:fill-color="#ffa8b0" draw:textarea-horizontal-align="left" draw:textarea-vertical-align="top" draw:auto-grow-height="false" fo:padding-top="0.229cm" fo:padding-bottom="0.229cm" fo:padding-left="0.441cm" fo:padding-right="0.441cm" fo:wrap-option="no-wrap" draw:shadow="hidden"/>
    </style:style>
    <style:style style:name="gr59" style:family="graphic" style:parent-style-name="standard">
      <style:graphic-properties draw:stroke="none" draw:fill="solid" draw:fill-color="#ffa3b5" draw:textarea-horizontal-align="left" draw:textarea-vertical-align="top" draw:auto-grow-height="false" fo:padding-top="0.229cm" fo:padding-bottom="0.229cm" fo:padding-left="0.441cm" fo:padding-right="0.441cm" fo:wrap-option="no-wrap" draw:shadow="hidden"/>
    </style:style>
    <style:style style:name="gr60" style:family="graphic" style:parent-style-name="standard">
      <style:graphic-properties draw:stroke="none" draw:fill="solid" draw:fill-color="#ffa1bd" draw:textarea-horizontal-align="left" draw:textarea-vertical-align="top" draw:auto-grow-height="false" fo:padding-top="0.229cm" fo:padding-bottom="0.229cm" fo:padding-left="0.441cm" fo:padding-right="0.441cm" fo:wrap-option="no-wrap" draw:shadow="hidden"/>
    </style:style>
    <style:style style:name="gr61" style:family="graphic" style:parent-style-name="standard">
      <style:graphic-properties draw:stroke="none" draw:fill="solid" draw:fill-color="#ff9ec2" draw:textarea-horizontal-align="left" draw:textarea-vertical-align="top" draw:auto-grow-height="false" fo:padding-top="0.229cm" fo:padding-bottom="0.229cm" fo:padding-left="0.441cm" fo:padding-right="0.441cm" fo:wrap-option="no-wrap" draw:shadow="hidden"/>
    </style:style>
    <style:style style:name="gr62" style:family="graphic" style:parent-style-name="standard">
      <style:graphic-properties draw:stroke="none" draw:fill="solid" draw:fill-color="#ff99cc" draw:textarea-horizontal-align="left" draw:textarea-vertical-align="top" draw:auto-grow-height="false" fo:padding-top="0.229cm" fo:padding-bottom="0.229cm" fo:padding-left="0.441cm" fo:padding-right="0.441cm" fo:wrap-option="no-wrap" draw:shadow="hidden"/>
    </style:style>
    <style:style style:name="gr63" style:family="graphic" style:parent-style-name="standard">
      <style:graphic-properties draw:stroke="solid" svg:stroke-width="0.018cm" svg:stroke-color="#333300" draw:stroke-linejoin="round" draw:fill="solid" draw:fill-color="#ff9933" draw:textarea-horizontal-align="left" draw:textarea-vertical-align="top" draw:auto-grow-height="false" fo:padding-top="0.229cm" fo:padding-bottom="0.229cm" fo:padding-left="0.441cm" fo:padding-right="0.441cm" fo:wrap-option="no-wrap" draw:shadow="hidden"/>
    </style:style>
    <style:style style:name="gr64" style:family="graphic" style:parent-style-name="standard">
      <style:graphic-properties draw:stroke="none" draw:fill="solid" draw:fill-color="#ffffcc" draw:textarea-horizontal-align="left" draw:textarea-vertical-align="top" draw:auto-grow-height="false" fo:padding-top="0.229cm" fo:padding-bottom="0.229cm" fo:padding-left="0.441cm" fo:padding-right="0.441cm" fo:wrap-option="no-wrap" draw:shadow="hidden"/>
    </style:style>
    <style:style style:name="gr65" style:family="graphic" style:parent-style-name="standard">
      <style:graphic-properties draw:stroke="none" draw:fill="solid" draw:fill-color="#663300" draw:textarea-horizontal-align="left" draw:textarea-vertical-align="top" draw:auto-grow-height="false" fo:padding-top="0.229cm" fo:padding-bottom="0.229cm" fo:padding-left="0.441cm" fo:padding-right="0.441cm" fo:wrap-option="no-wrap" draw:shadow="hidden"/>
    </style:style>
    <style:style style:name="gr66" style:family="graphic" style:parent-style-name="standard">
      <style:graphic-properties draw:stroke="none" draw:fill="solid" draw:fill-color="#ffff66"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2.98cm" svg:height="3.155cm" svg:x="9.48cm" svg:y="6.167cm">
              <text:p/>
            </draw:rect>
            <draw:custom-shape draw:style-name="gr4" draw:text-style-name="P4" draw:layer="layout" svg:width="0.569cm" svg:height="0.091cm" svg:x="10.156cm" svg:y="8.957cm">
              <text:p/>
              <draw:enhanced-geometry svg:viewBox="0 0 322 51" draw:type="non-primitive" draw:enhanced-path="M 157 51 L 201 46 242 36 283 22 322 0 237 10 149 13 0 3 75 38 116 46 157 51 157 51 Z N"/>
            </draw:custom-shape>
            <draw:custom-shape draw:style-name="gr5" draw:text-style-name="P4" draw:layer="layout" svg:width="0.828cm" svg:height="0.19cm" svg:x="10.023cm" svg:y="8.858cm">
              <text:p/>
              <draw:enhanced-geometry svg:viewBox="0 0 469 107" draw:type="non-primitive" draw:enhanced-path="M 232 107 L 296 98 356 78 415 43 469 0 348 22 224 29 111 22 0 6 54 47 111 78 170 99 232 107 232 107 Z N"/>
            </draw:custom-shape>
            <draw:custom-shape draw:style-name="gr6" draw:text-style-name="P4" draw:layer="layout" svg:width="1.008cm" svg:height="0.221cm" svg:x="9.935cm" svg:y="8.76cm">
              <text:p/>
              <draw:enhanced-geometry svg:viewBox="0 0 571 125" draw:type="non-primitive" draw:enhanced-path="M 125 115 L 274 125 362 122 447 112 512 63 571 0 499 17 425 30 350 39 274 42 134 33 0 4 59 69 125 115 125 115 Z N"/>
            </draw:custom-shape>
            <draw:custom-shape draw:style-name="gr7" draw:text-style-name="P4" draw:layer="layout" svg:width="1.147cm" svg:height="0.253cm" svg:x="9.866cm" svg:y="8.657cm">
              <text:p/>
              <draw:enhanced-geometry svg:viewBox="0 0 650 143" draw:type="non-primitive" draw:enhanced-path="M 89 120 L 200 136 313 143 437 136 558 114 607 61 650 0 568 25 486 42 401 54 313 58 231 54 151 43 74 30 0 7 43 68 89 120 89 120 Z N"/>
            </draw:custom-shape>
            <draw:custom-shape draw:style-name="gr8" draw:text-style-name="P4" draw:layer="layout" svg:width="1.258cm" svg:height="0.281cm" svg:x="9.808cm" svg:y="8.553cm">
              <text:p/>
              <draw:enhanced-geometry svg:viewBox="0 0 713 159" draw:type="non-primitive" draw:enhanced-path="M 72 121 L 206 150 346 159 422 156 497 147 571 134 643 117 682 61 713 0 627 32 536 56 442 69 346 74 255 69 167 58 81 38 0 12 34 69 72 121 72 121 Z N"/>
            </draw:custom-shape>
            <draw:custom-shape draw:style-name="gr9" draw:text-style-name="P4" draw:layer="layout" svg:width="1.357cm" svg:height="0.306cm" svg:x="9.76cm" svg:y="8.454cm">
              <text:p/>
              <draw:enhanced-geometry svg:viewBox="0 0 769 173" draw:type="non-primitive" draw:enhanced-path="M 60 122 L 134 145 211 158 291 169 373 173 461 169 546 157 628 140 710 115 769 0 675 38 579 65 477 82 373 88 273 82 178 68 87 43 0 10 60 122 60 122 Z N"/>
            </draw:custom-shape>
            <draw:custom-shape draw:style-name="gr10" draw:text-style-name="P4" draw:layer="layout" svg:width="1.431cm" svg:height="0.334cm" svg:x="9.722cm" svg:y="8.35cm">
              <text:p/>
              <draw:enhanced-geometry svg:viewBox="0 0 811 189" draw:type="non-primitive" draw:enhanced-path="M 49 127 L 130 153 216 173 304 184 395 189 491 184 585 171 676 147 762 115 811 0 715 45 612 78 506 98 395 105 290 98 189 81 92 52 0 12 49 127 49 127 Z N"/>
            </draw:custom-shape>
            <draw:custom-shape draw:style-name="gr11" draw:text-style-name="P4" draw:layer="layout" svg:width="1.497cm" svg:height="0.362cm" svg:x="9.688cm" svg:y="8.248cm">
              <text:p/>
              <draw:enhanced-geometry svg:viewBox="0 0 848 205" draw:type="non-primitive" draw:enhanced-path="M 41 127 L 128 160 219 185 314 199 414 205 518 199 620 182 716 155 810 117 848 0 750 51 643 90 531 113 414 120 303 113 198 93 95 58 0 13 41 127 41 127 Z N"/>
            </draw:custom-shape>
            <draw:custom-shape draw:style-name="gr12" draw:text-style-name="P4" draw:layer="layout" svg:width="1.546cm" svg:height="0.394cm" svg:x="9.663cm" svg:y="8.142cm">
              <text:p/>
              <draw:enhanced-geometry svg:viewBox="0 0 876 223" draw:type="non-primitive" draw:enhanced-path="M 33 130 L 125 170 222 199 323 216 428 223 539 216 645 196 748 163 844 118 876 0 775 59 666 102 550 128 428 138 311 130 202 107 98 68 0 16 33 130 33 130 Z N"/>
            </draw:custom-shape>
            <draw:custom-shape draw:style-name="gr13" draw:text-style-name="P4" draw:layer="layout" svg:width="1.585cm" svg:height="0.421cm" svg:x="9.642cm" svg:y="8.04cm">
              <text:p/>
              <draw:enhanced-geometry svg:viewBox="0 0 898 238" draw:type="non-primitive" draw:enhanced-path="M 26 131 L 121 176 224 211 329 231 440 238 557 231 669 208 776 169 874 118 898 0 797 65 685 114 565 143 503 152 440 153 320 144 206 117 98 74 0 15 26 131 26 131 Z N"/>
            </draw:custom-shape>
            <draw:custom-shape draw:style-name="gr14" draw:text-style-name="P4" draw:layer="layout" svg:width="1.613cm" svg:height="0.452cm" svg:x="9.63cm" svg:y="7.934cm">
              <text:p/>
              <draw:enhanced-geometry svg:viewBox="0 0 914 256" draw:type="non-primitive" draw:enhanced-path="M 19 134 L 117 186 221 225 330 248 447 256 569 246 685 220 794 177 895 118 914 0 865 37 811 72 699 125 638 147 576 160 512 168 447 173 385 168 321 161 206 131 97 82 48 52 0 17 19 134 19 134 Z N"/>
            </draw:custom-shape>
            <draw:custom-shape draw:style-name="gr15" draw:text-style-name="P4" draw:layer="layout" svg:width="1.625cm" svg:height="0.482cm" svg:x="9.623cm" svg:y="7.828cm">
              <text:p/>
              <draw:enhanced-geometry svg:viewBox="0 0 921 273" draw:type="non-primitive" draw:enhanced-path="M 11 135 L 109 194 217 237 331 264 451 273 514 272 576 263 696 234 808 185 909 120 921 0 874 40 823 79 766 112 709 139 648 161 583 177 519 187 451 191 386 187 324 178 262 164 204 143 96 89 46 56 0 17 11 135 11 135 Z N"/>
            </draw:custom-shape>
            <draw:custom-shape draw:style-name="gr16" draw:text-style-name="P4" draw:layer="layout" svg:width="1.632cm" svg:height="0.525cm" svg:x="9.618cm" svg:y="7.715cm">
              <text:p/>
              <draw:enhanced-geometry svg:viewBox="0 0 925 297" draw:type="non-primitive" draw:enhanced-path="M 7 141 L 55 176 104 206 213 255 328 285 392 292 454 297 519 292 583 284 645 271 706 249 818 196 872 161 921 124 925 9 925 0 879 48 828 89 775 125 716 154 654 179 591 197 523 207 454 212 387 207 324 197 262 182 203 160 147 133 93 101 46 64 0 20 7 141 7 141 Z N"/>
            </draw:custom-shape>
            <draw:custom-shape draw:style-name="gr16" draw:text-style-name="P4" draw:layer="layout" svg:width="1.632cm" svg:height="0.562cm" svg:x="9.618cm" svg:y="7.604cm">
              <text:p/>
              <draw:enhanced-geometry svg:viewBox="0 0 925 318" draw:type="non-primitive" draw:enhanced-path="M 3 144 L 49 183 99 216 207 270 265 291 327 305 389 314 454 318 522 314 586 304 651 288 712 266 769 239 826 206 877 167 924 127 925 72 924 0 880 52 830 96 777 137 720 170 657 197 592 216 524 227 454 233 386 230 323 217 259 200 199 175 144 145 92 109 43 67 0 23 0 72 3 144 3 144 Z N"/>
            </draw:custom-shape>
            <draw:custom-shape draw:style-name="gr17" draw:text-style-name="P4" draw:layer="layout" svg:width="1.632cm" svg:height="0.602cm" svg:x="9.618cm" svg:y="7.488cm">
              <text:p/>
              <draw:enhanced-geometry svg:viewBox="0 0 925 341" draw:type="non-primitive" draw:enhanced-path="M 0 149 L 46 193 93 230 147 262 203 289 262 311 324 326 387 336 454 341 523 336 591 326 654 308 716 283 775 254 828 218 879 177 925 129 916 0 877 56 830 106 778 149 722 187 661 216 595 239 526 253 454 256 385 253 318 240 256 220 197 194 142 159 92 119 46 74 6 24 0 138 0 149 0 149 Z N"/>
            </draw:custom-shape>
            <draw:custom-shape draw:style-name="gr18" draw:text-style-name="P4" draw:layer="layout" svg:width="1.631cm" svg:height="0.646cm" svg:x="9.618cm" svg:y="7.37cm">
              <text:p/>
              <draw:enhanced-geometry svg:viewBox="0 0 924 366" draw:type="non-primitive" draw:enhanced-path="M 0 156 L 43 200 92 242 144 278 199 308 259 333 323 350 386 363 454 366 524 360 592 349 657 330 720 303 777 270 830 229 880 185 924 133 906 0 872 61 828 114 781 162 723 203 663 236 596 261 526 277 454 281 385 277 317 262 255 239 196 211 142 175 92 131 50 81 14 26 0 156 0 156 Z N"/>
            </draw:custom-shape>
            <draw:custom-shape draw:style-name="gr19" draw:text-style-name="P4" draw:layer="layout" svg:width="1.606cm" svg:height="0.698cm" svg:x="9.628cm" svg:y="7.243cm">
              <text:p/>
              <draw:enhanced-geometry svg:viewBox="0 0 910 395" draw:type="non-primitive" draw:enhanced-path="M 0 163 L 40 213 86 258 136 298 191 333 250 359 312 379 379 392 448 395 520 392 589 378 655 355 716 326 772 288 824 245 871 195 910 139 884 0 857 65 820 126 772 179 719 224 658 260 593 288 521 306 448 310 377 306 309 290 247 265 188 232 136 190 89 144 51 90 20 31 0 163 0 163 Z N"/>
            </draw:custom-shape>
            <draw:custom-shape draw:style-name="gr20" draw:text-style-name="P4" draw:layer="layout" svg:width="1.574cm" svg:height="0.759cm" svg:x="9.642cm" svg:y="7.107cm">
              <text:p/>
              <draw:enhanced-geometry svg:viewBox="0 0 892 430" draw:type="non-primitive" draw:enhanced-path="M 0 175 L 36 230 78 280 128 324 182 360 241 388 303 411 371 426 440 430 512 426 582 410 649 385 709 352 767 311 814 263 858 210 892 149 876 73 855 0 836 72 804 136 763 195 711 247 652 289 587 319 516 339 440 345 369 341 300 322 237 293 180 257 130 211 88 158 55 99 32 33 0 175 0 175 Z N"/>
            </draw:custom-shape>
            <draw:custom-shape draw:style-name="gr21" draw:text-style-name="P4" draw:layer="layout" svg:width="1.525cm" svg:height="0.842cm" svg:x="9.663cm" svg:y="6.948cm">
              <text:p/>
              <draw:enhanced-geometry svg:viewBox="0 0 864 477" draw:type="non-primitive" draw:enhanced-path="M 0 198 L 31 257 69 311 116 357 168 399 227 432 289 457 357 473 428 477 501 473 573 455 638 427 699 391 752 346 800 293 837 232 864 167 838 80 807 0 808 15 800 90 777 162 742 226 696 283 640 329 575 363 504 386 428 395 354 388 285 366 223 334 168 291 121 239 85 180 60 113 49 42 21 116 0 198 0 198 Z N"/>
            </draw:custom-shape>
            <draw:custom-shape draw:style-name="gr22" draw:text-style-name="P4" draw:layer="layout" svg:width="1.452cm" svg:height="0.976cm" svg:x="9.699cm" svg:y="6.74cm">
              <text:p/>
              <draw:enhanced-geometry svg:viewBox="0 0 823 553" draw:type="non-primitive" draw:enhanced-path="M 0 241 L 23 307 56 366 98 419 148 465 205 501 268 530 337 549 408 553 484 547 555 527 620 497 679 455 731 403 772 344 804 280 823 208 775 95 719 0 738 64 745 133 738 199 719 264 687 320 646 370 597 412 539 444 476 462 408 470 340 462 277 444 219 412 169 370 127 320 96 264 78 199 71 133 78 58 35 144 0 241 0 241 Z N"/>
            </draw:custom-shape>
            <draw:custom-shape draw:style-name="gr23" draw:text-style-name="P4" draw:layer="layout" svg:width="0.671cm" svg:height="1.225cm" svg:x="10.418cm" svg:y="6.421cm">
              <text:p/>
              <draw:enhanced-geometry svg:viewBox="0 0 380 694" draw:type="non-primitive" draw:enhanced-path="M 380 314 L 379 299 346 236 307 177 264 125 219 82 171 47 119 22 65 6 8 0 0 3 0 17 59 23 114 40 164 68 209 104 245 147 271 197 288 253 295 314 288 371 271 428 245 478 209 523 164 559 114 584 59 602 0 609 0 694 76 685 147 662 212 628 268 582 314 525 349 461 372 389 380 314 380 314 Z N"/>
            </draw:custom-shape>
            <draw:custom-shape draw:style-name="gr23" draw:text-style-name="P4" draw:layer="layout" svg:width="0.669cm" svg:height="1.22cm" svg:x="9.75cm" svg:y="6.426cm">
              <text:p/>
              <draw:enhanced-geometry svg:viewBox="0 0 379 691" draw:type="non-primitive" draw:enhanced-path="M 379 0 L 328 4 269 21 216 52 164 91 115 141 72 199 33 263 0 338 11 409 36 476 72 535 119 587 174 630 236 662 305 684 379 691 379 606 318 599 262 581 213 556 170 520 132 475 105 425 88 368 83 311 88 250 105 194 132 144 170 101 213 65 262 37 318 20 379 14 379 0 379 0 Z N"/>
            </draw:custom-shape>
            <draw:custom-shape draw:style-name="gr23" draw:text-style-name="P4" draw:layer="layout" svg:width="0.595cm" svg:height="1.149cm" svg:x="10.418cm" svg:y="6.421cm">
              <text:p/>
              <draw:enhanced-geometry svg:viewBox="0 0 337 651" draw:type="non-primitive" draw:enhanced-path="M 337 314 L 330 245 311 181 279 142 245 106 210 75 173 49 132 29 93 13 52 4 8 0 0 3 0 59 50 65 98 81 141 102 177 134 209 171 233 214 246 262 252 314 246 363 233 412 209 455 177 491 141 523 98 547 50 560 0 566 0 651 68 643 131 625 189 593 238 551 279 501 311 445 330 380 337 314 337 314 Z N"/>
            </draw:custom-shape>
            <draw:custom-shape draw:style-name="gr23" draw:text-style-name="P4" draw:layer="layout" svg:width="0.595cm" svg:height="1.144cm" svg:x="9.824cm" svg:y="6.426cm">
              <text:p/>
              <draw:enhanced-geometry svg:viewBox="0 0 337 648" draw:type="non-primitive" draw:enhanced-path="M 337 0 L 296 3 249 14 201 34 158 62 116 96 77 138 41 184 7 236 0 311 7 377 25 442 56 498 98 548 148 590 206 622 269 640 337 648 337 563 285 557 237 544 194 520 157 488 125 452 103 409 87 360 82 311 87 259 103 211 125 168 157 131 194 99 237 78 285 62 337 56 337 0 337 0 Z N"/>
            </draw:custom-shape>
            <draw:custom-shape draw:style-name="gr24" draw:text-style-name="P4" draw:layer="layout" svg:width="0.521cm" svg:height="1.045cm" svg:x="10.418cm" svg:y="6.451cm">
              <text:p/>
              <draw:enhanced-geometry svg:viewBox="0 0 295 592" draw:type="non-primitive" draw:enhanced-path="M 295 297 L 288 236 271 180 245 130 209 87 164 51 114 23 59 6 0 0 0 85 43 89 80 101 117 121 148 147 174 179 193 213 206 254 210 297 206 337 193 377 174 413 148 445 117 471 80 490 43 501 0 507 0 592 59 585 114 567 164 542 209 506 245 461 271 411 288 354 295 297 295 297 Z N"/>
            </draw:custom-shape>
            <draw:custom-shape draw:style-name="gr24" draw:text-style-name="P4" draw:layer="layout" svg:width="0.523cm" svg:height="1.045cm" svg:x="9.896cm" svg:y="6.451cm">
              <text:p/>
              <draw:enhanced-geometry svg:viewBox="0 0 296 592" draw:type="non-primitive" draw:enhanced-path="M 296 0 L 235 6 179 23 130 51 87 87 49 130 22 180 5 236 0 297 5 354 22 411 49 461 87 506 130 542 179 567 235 585 296 592 296 507 253 501 212 490 178 471 147 445 121 413 100 377 88 337 84 297 88 254 100 213 121 179 147 147 178 121 212 101 253 89 296 85 296 0 296 0 Z N"/>
            </draw:custom-shape>
            <draw:custom-shape draw:style-name="gr25" draw:text-style-name="P4" draw:layer="layout" svg:width="0.445cm" svg:height="0.895cm" svg:x="10.418cm" svg:y="6.525cm">
              <text:p/>
              <draw:enhanced-geometry svg:viewBox="0 0 252 507" draw:type="non-primitive" draw:enhanced-path="M 252 255 L 246 203 233 155 209 112 177 75 141 43 98 22 50 6 0 0 0 85 34 88 65 99 95 114 119 135 140 160 155 189 166 220 168 255 166 289 155 320 140 347 119 373 95 394 65 410 34 420 0 423 0 507 50 501 98 488 141 464 177 432 209 396 233 353 246 304 252 255 252 255 Z N"/>
            </draw:custom-shape>
            <draw:custom-shape draw:style-name="gr25" draw:text-style-name="P4" draw:layer="layout" svg:width="0.451cm" svg:height="0.895cm" svg:x="9.969cm" svg:y="6.525cm">
              <text:p/>
              <draw:enhanced-geometry svg:viewBox="0 0 255 507" draw:type="non-primitive" draw:enhanced-path="M 255 0 L 203 6 155 22 112 43 75 75 43 112 21 155 5 203 0 255 5 304 21 353 43 396 75 432 112 464 155 488 203 501 255 507 255 423 220 420 188 410 160 394 135 373 115 347 99 320 89 289 85 255 89 220 99 189 115 160 135 135 160 114 188 99 220 88 255 85 255 0 255 0 Z N"/>
            </draw:custom-shape>
            <draw:custom-shape draw:style-name="gr26" draw:text-style-name="P4" draw:layer="layout" svg:width="0.371cm" svg:height="0.745cm" svg:x="10.418cm" svg:y="6.601cm">
              <text:p/>
              <draw:enhanced-geometry svg:viewBox="0 0 210 422" draw:type="non-primitive" draw:enhanced-path="M 210 212 L 206 169 193 128 174 94 148 62 117 36 80 16 43 4 0 0 0 85 47 94 70 105 89 121 105 140 115 161 125 212 115 259 105 282 89 301 70 317 47 327 0 337 0 422 43 416 80 405 117 386 148 360 174 328 193 292 206 252 210 212 210 212 Z N"/>
            </draw:custom-shape>
            <draw:custom-shape draw:style-name="gr26" draw:text-style-name="P4" draw:layer="layout" svg:width="0.375cm" svg:height="0.745cm" svg:x="10.044cm" svg:y="6.601cm">
              <text:p/>
              <draw:enhanced-geometry svg:viewBox="0 0 212 422" draw:type="non-primitive" draw:enhanced-path="M 212 0 L 169 4 128 16 94 36 63 62 37 94 16 128 4 169 0 212 4 252 16 292 37 328 63 360 94 386 128 405 169 416 212 422 212 337 161 327 141 317 121 301 107 282 94 259 85 212 94 161 107 140 121 121 141 105 161 94 212 85 212 0 212 0 Z N"/>
            </draw:custom-shape>
            <draw:custom-shape draw:style-name="gr27" draw:text-style-name="P4" draw:layer="layout" svg:width="0.297cm" svg:height="0.597cm" svg:x="10.418cm" svg:y="6.675cm">
              <text:p/>
              <draw:enhanced-geometry svg:viewBox="0 0 168 338" draw:type="non-primitive" draw:enhanced-path="M 168 170 L 166 135 155 104 140 75 119 50 95 29 65 14 34 3 0 0 0 85 33 92 59 109 78 137 85 170 78 201 59 227 33 248 0 253 0 338 34 335 65 325 95 309 119 288 140 262 155 235 166 204 168 170 168 170 Z N"/>
            </draw:custom-shape>
            <draw:custom-shape draw:style-name="gr27" draw:text-style-name="P4" draw:layer="layout" svg:width="0.301cm" svg:height="0.597cm" svg:x="10.118cm" svg:y="6.675cm">
              <text:p/>
              <draw:enhanced-geometry svg:viewBox="0 0 170 338" draw:type="non-primitive" draw:enhanced-path="M 170 0 L 135 3 103 14 75 29 50 50 30 75 14 104 4 135 0 170 4 204 14 235 30 262 50 288 75 309 103 325 135 335 170 338 170 253 137 248 109 227 92 201 85 170 92 137 109 109 137 92 170 85 170 0 170 0 Z N"/>
            </draw:custom-shape>
            <draw:custom-shape draw:style-name="gr27" draw:text-style-name="P4" draw:layer="layout" svg:width="0.445cm" svg:height="0.445cm" svg:x="10.194cm" svg:y="6.751cm">
              <text:p/>
              <draw:enhanced-geometry svg:viewBox="0 0 252 252" draw:type="non-primitive" draw:enhanced-path="M 252 127 L 242 76 232 55 216 36 197 20 174 9 127 0 76 9 56 20 36 36 22 55 9 76 0 127 9 174 22 197 36 216 56 232 76 242 127 252 174 242 197 232 216 216 232 197 242 174 252 127 252 127 Z N"/>
            </draw:custom-shape>
            <draw:custom-shape draw:style-name="gr28" draw:text-style-name="P4" draw:layer="layout" svg:width="0.301cm" svg:height="0.297cm" svg:x="10.268cm" svg:y="6.825cm">
              <text:p/>
              <draw:enhanced-geometry svg:viewBox="0 0 170 168" draw:type="non-primitive" draw:enhanced-path="M 170 85 L 163 52 144 24 118 7 85 0 52 7 24 24 7 52 0 85 7 116 24 142 52 163 85 168 118 163 144 142 163 116 170 85 170 85 Z N"/>
            </draw:custom-shape>
            <draw:custom-shape draw:style-name="gr29" draw:text-style-name="P4" draw:layer="layout" svg:width="0.151cm" svg:height="0.147cm" svg:x="10.342cm" svg:y="6.899cm">
              <text:p/>
              <draw:enhanced-geometry svg:viewBox="0 0 85 83" draw:type="non-primitive" draw:enhanced-path="M 85 43 L 80 26 72 13 59 2 43 0 25 2 13 13 2 26 0 43 2 57 13 72 25 80 43 83 59 80 72 72 80 57 85 43 85 43 Z N"/>
            </draw:custom-shape>
            <draw:custom-shape draw:style-name="gr30" draw:text-style-name="P4" draw:layer="layout" svg:width="1.632cm" svg:height="2.627cm" svg:x="9.618cm" svg:y="6.421cm">
              <text:p/>
              <draw:enhanced-geometry svg:viewBox="0 0 925 1489" draw:type="non-primitive" draw:enhanced-path="M 462 1489 L 510 1483 556 1473 601 1454 643 1429 683 1396 722 1360 756 1317 790 1268 846 1160 889 1034 915 894 925 743 915 595 889 455 846 328 790 219 756 171 722 128 683 91 643 59 601 35 556 16 510 4 462 0 415 4 369 16 326 35 282 59 242 91 204 128 168 171 135 219 78 328 37 455 8 595 0 743 8 894 37 1034 78 1160 135 1268 168 1317 204 1360 242 1396 282 1429 326 1454 369 1473 415 1483 462 1489 462 1489 N"/>
            </draw:custom-shape>
            <draw:custom-shape draw:style-name="gr31" draw:text-style-name="P4" draw:layer="layout" svg:width="0.235cm" svg:height="0.336cm" svg:x="10.253cm" svg:y="6.299cm">
              <text:p/>
              <draw:enhanced-geometry svg:viewBox="0 0 133 190" draw:type="non-primitive" draw:enhanced-path="M 7 101 L 133 0 111 161 95 178 75 188 52 190 29 181 10 167 2 147 0 124 7 101 7 101 Z N"/>
            </draw:custom-shape>
            <draw:custom-shape draw:style-name="gr32" draw:text-style-name="P4" draw:layer="layout" svg:width="0.041cm" svg:height="0.041cm" svg:x="9.981cm" svg:y="8.673cm">
              <text:p/>
              <draw:enhanced-geometry svg:viewBox="0 0 23 23" draw:type="non-primitive" draw:enhanced-path="M 13 23 L 19 19 23 10 19 4 13 0 4 4 0 10 4 19 13 23 13 23 Z N"/>
            </draw:custom-shape>
            <draw:custom-shape draw:style-name="gr32" draw:text-style-name="P4" draw:layer="layout" svg:width="0.04cm" svg:height="0.038cm" svg:x="9.85cm" svg:y="8.529cm">
              <text:p/>
              <draw:enhanced-geometry svg:viewBox="0 0 22 21" draw:type="non-primitive" draw:enhanced-path="M 10 21 L 19 19 22 10 19 3 10 0 3 3 0 10 3 19 10 21 10 21 Z N"/>
            </draw:custom-shape>
            <draw:custom-shape draw:style-name="gr32" draw:text-style-name="P4" draw:layer="layout" svg:width="0.043cm" svg:height="0.041cm" svg:x="10.274cm" svg:y="8.811cm">
              <text:p/>
              <draw:enhanced-geometry svg:viewBox="0 0 24 23" draw:type="non-primitive" draw:enhanced-path="M 13 23 L 21 18 24 13 21 4 13 0 4 4 0 13 4 18 13 23 13 23 Z N"/>
            </draw:custom-shape>
            <draw:custom-shape draw:style-name="gr32" draw:text-style-name="P4" draw:layer="layout" svg:width="0.04cm" svg:height="0.043cm" svg:x="10.949cm" svg:y="8.627cm">
              <text:p/>
              <draw:enhanced-geometry svg:viewBox="0 0 22 24" draw:type="non-primitive" draw:enhanced-path="M 12 24 L 19 22 22 13 19 4 12 0 3 4 0 13 3 22 12 24 12 24 Z N"/>
            </draw:custom-shape>
            <draw:custom-shape draw:style-name="gr32" draw:text-style-name="P4" draw:layer="layout" svg:width="0.041cm" svg:height="0.04cm" svg:x="10.441cm" svg:y="8.941cm">
              <text:p/>
              <draw:enhanced-geometry svg:viewBox="0 0 23 22" draw:type="non-primitive" draw:enhanced-path="M 11 22 L 20 19 23 11 20 3 11 0 4 3 0 11 4 19 11 22 11 22 Z N"/>
            </draw:custom-shape>
            <draw:custom-shape draw:style-name="gr32" draw:text-style-name="P4" draw:layer="layout" svg:width="0.038cm" svg:height="0.041cm" svg:x="9.974cm" svg:y="8.461cm">
              <text:p/>
              <draw:enhanced-geometry svg:viewBox="0 0 21 23" draw:type="non-primitive" draw:enhanced-path="M 10 23 L 18 22 21 13 18 5 10 0 2 5 0 13 2 22 10 23 10 23 Z N"/>
            </draw:custom-shape>
            <draw:custom-shape draw:style-name="gr32" draw:text-style-name="P4" draw:layer="layout" svg:width="0.041cm" svg:height="0.04cm" svg:x="10.101cm" svg:y="8.668cm">
              <text:p/>
              <draw:enhanced-geometry svg:viewBox="0 0 23 22" draw:type="non-primitive" draw:enhanced-path="M 11 22 L 18 19 23 12 18 3 11 0 3 3 0 12 3 19 11 22 11 22 Z N"/>
            </draw:custom-shape>
            <draw:custom-shape draw:style-name="gr32" draw:text-style-name="P4" draw:layer="layout" svg:width="0.041cm" svg:height="0.04cm" svg:x="10.242cm" svg:y="8.911cm">
              <text:p/>
              <draw:enhanced-geometry svg:viewBox="0 0 23 22" draw:type="non-primitive" draw:enhanced-path="M 12 22 L 21 20 23 12 21 3 12 0 5 3 0 12 5 20 12 22 12 22 Z N"/>
            </draw:custom-shape>
            <draw:custom-shape draw:style-name="gr32" draw:text-style-name="P4" draw:layer="layout" svg:width="0.043cm" svg:height="0.041cm" svg:x="10.822cm" svg:y="8.749cm">
              <text:p/>
              <draw:enhanced-geometry svg:viewBox="0 0 24 23" draw:type="non-primitive" draw:enhanced-path="M 13 23 L 22 19 24 13 22 4 13 0 4 4 0 13 4 19 13 23 13 23 Z N"/>
            </draw:custom-shape>
            <draw:custom-shape draw:style-name="gr32" draw:text-style-name="P4" draw:layer="layout" svg:width="0.04cm" svg:height="0.04cm" svg:x="10.644cm" svg:y="8.881cm">
              <text:p/>
              <draw:enhanced-geometry svg:viewBox="0 0 22 22" draw:type="non-primitive" draw:enhanced-path="M 10 22 L 19 19 22 11 19 3 10 0 3 3 0 11 3 19 10 22 10 22 Z N"/>
            </draw:custom-shape>
            <draw:custom-shape draw:style-name="gr32" draw:text-style-name="P4" draw:layer="layout" svg:width="0.041cm" svg:height="0.041cm" svg:x="10.09cm" svg:y="8.813cm">
              <text:p/>
              <draw:enhanced-geometry svg:viewBox="0 0 23 23" draw:type="non-primitive" draw:enhanced-path="M 11 23 L 20 20 23 13 20 4 11 0 4 4 0 13 4 20 11 23 11 23 Z N"/>
            </draw:custom-shape>
            <draw:custom-shape draw:style-name="gr32" draw:text-style-name="P4" draw:layer="layout" svg:width="0.041cm" svg:height="0.04cm" svg:x="10.492cm" svg:y="8.79cm">
              <text:p/>
              <draw:enhanced-geometry svg:viewBox="0 0 23 22" draw:type="non-primitive" draw:enhanced-path="M 11 22 L 20 19 23 10 20 2 11 0 2 2 0 10 2 19 11 22 11 22 Z N"/>
            </draw:custom-shape>
            <draw:custom-shape draw:style-name="gr32" draw:text-style-name="P4" draw:layer="layout" svg:width="0.041cm" svg:height="0.041cm" svg:x="10.697cm" svg:y="8.756cm">
              <text:p/>
              <draw:enhanced-geometry svg:viewBox="0 0 23 23" draw:type="non-primitive" draw:enhanced-path="M 10 23 L 19 21 23 12 19 3 10 0 5 3 0 12 5 21 10 23 10 23 Z N"/>
            </draw:custom-shape>
            <draw:custom-shape draw:style-name="gr32" draw:text-style-name="P4" draw:layer="layout" svg:width="0.041cm" svg:height="0.041cm" svg:x="9.981cm" svg:y="8.368cm">
              <text:p/>
              <draw:enhanced-geometry svg:viewBox="0 0 23 23" draw:type="non-primitive" draw:enhanced-path="M 13 23 L 19 19 23 10 19 4 13 0 4 4 0 10 4 19 13 23 13 23 Z N"/>
            </draw:custom-shape>
            <draw:custom-shape draw:style-name="gr32" draw:text-style-name="P4" draw:layer="layout" svg:width="0.04cm" svg:height="0.04cm" svg:x="9.85cm" svg:y="8.223cm">
              <text:p/>
              <draw:enhanced-geometry svg:viewBox="0 0 22 22" draw:type="non-primitive" draw:enhanced-path="M 10 22 L 19 19 22 10 19 3 10 0 3 3 0 10 3 19 10 22 10 22 Z N"/>
            </draw:custom-shape>
            <draw:custom-shape draw:style-name="gr32" draw:text-style-name="P4" draw:layer="layout" svg:width="0.043cm" svg:height="0.041cm" svg:x="10.274cm" svg:y="8.506cm">
              <text:p/>
              <draw:enhanced-geometry svg:viewBox="0 0 24 23" draw:type="non-primitive" draw:enhanced-path="M 13 23 L 21 19 24 13 21 4 13 0 4 4 0 13 4 19 13 23 13 23 Z N"/>
            </draw:custom-shape>
            <draw:custom-shape draw:style-name="gr32" draw:text-style-name="P4" draw:layer="layout" svg:width="0.04cm" svg:height="0.045cm" svg:x="10.949cm" svg:y="8.322cm">
              <text:p/>
              <draw:enhanced-geometry svg:viewBox="0 0 22 25" draw:type="non-primitive" draw:enhanced-path="M 12 25 L 19 22 22 13 19 5 12 0 3 5 0 13 3 22 12 25 12 25 Z N"/>
            </draw:custom-shape>
            <draw:custom-shape draw:style-name="gr32" draw:text-style-name="P4" draw:layer="layout" svg:width="0.041cm" svg:height="0.038cm" svg:x="10.441cm" svg:y="8.638cm">
              <text:p/>
              <draw:enhanced-geometry svg:viewBox="0 0 23 21" draw:type="non-primitive" draw:enhanced-path="M 11 21 L 20 18 23 10 20 3 11 0 4 3 0 10 4 18 11 21 11 21 Z N"/>
            </draw:custom-shape>
            <draw:custom-shape draw:style-name="gr32" draw:text-style-name="P4" draw:layer="layout" svg:width="0.038cm" svg:height="0.041cm" svg:x="9.974cm" svg:y="8.158cm">
              <text:p/>
              <draw:enhanced-geometry svg:viewBox="0 0 21 23" draw:type="non-primitive" draw:enhanced-path="M 10 23 L 18 21 21 13 18 4 10 0 2 4 0 13 2 21 10 23 10 23 Z N"/>
            </draw:custom-shape>
            <draw:custom-shape draw:style-name="gr32" draw:text-style-name="P4" draw:layer="layout" svg:width="0.041cm" svg:height="0.04cm" svg:x="10.101cm" svg:y="8.363cm">
              <text:p/>
              <draw:enhanced-geometry svg:viewBox="0 0 23 22" draw:type="non-primitive" draw:enhanced-path="M 11 22 L 18 19 23 12 18 3 11 0 3 3 0 12 3 19 11 22 11 22 Z N"/>
            </draw:custom-shape>
            <draw:custom-shape draw:style-name="gr32" draw:text-style-name="P4" draw:layer="layout" svg:width="0.041cm" svg:height="0.04cm" svg:x="10.242cm" svg:y="8.606cm">
              <text:p/>
              <draw:enhanced-geometry svg:viewBox="0 0 23 22" draw:type="non-primitive" draw:enhanced-path="M 12 22 L 21 21 23 12 21 3 12 0 5 3 0 12 5 21 12 22 12 22 Z N"/>
            </draw:custom-shape>
            <draw:custom-shape draw:style-name="gr32" draw:text-style-name="P4" draw:layer="layout" svg:width="0.043cm" svg:height="0.041cm" svg:x="10.822cm" svg:y="8.444cm">
              <text:p/>
              <draw:enhanced-geometry svg:viewBox="0 0 24 23" draw:type="non-primitive" draw:enhanced-path="M 13 23 L 22 19 24 13 22 5 13 0 4 5 0 13 4 19 13 23 13 23 Z N"/>
            </draw:custom-shape>
            <draw:custom-shape draw:style-name="gr32" draw:text-style-name="P4" draw:layer="layout" svg:width="0.04cm" svg:height="0.04cm" svg:x="10.644cm" svg:y="8.576cm">
              <text:p/>
              <draw:enhanced-geometry svg:viewBox="0 0 22 22" draw:type="non-primitive" draw:enhanced-path="M 10 22 L 19 19 22 12 19 3 10 0 3 3 0 12 3 19 10 22 10 22 Z N"/>
            </draw:custom-shape>
            <draw:custom-shape draw:style-name="gr32" draw:text-style-name="P4" draw:layer="layout" svg:width="0.041cm" svg:height="0.041cm" svg:x="10.09cm" svg:y="8.507cm">
              <text:p/>
              <draw:enhanced-geometry svg:viewBox="0 0 23 23" draw:type="non-primitive" draw:enhanced-path="M 11 23 L 20 20 23 13 20 5 11 0 4 5 0 13 4 20 11 23 11 23 Z N"/>
            </draw:custom-shape>
            <draw:custom-shape draw:style-name="gr32" draw:text-style-name="P4" draw:layer="layout" svg:width="0.041cm" svg:height="0.04cm" svg:x="10.492cm" svg:y="8.484cm">
              <text:p/>
              <draw:enhanced-geometry svg:viewBox="0 0 23 22" draw:type="non-primitive" draw:enhanced-path="M 11 22 L 20 19 23 10 20 2 11 0 2 2 0 10 2 19 11 22 11 22 Z N"/>
            </draw:custom-shape>
            <draw:custom-shape draw:style-name="gr32" draw:text-style-name="P4" draw:layer="layout" svg:width="0.041cm" svg:height="0.041cm" svg:x="10.697cm" svg:y="8.453cm">
              <text:p/>
              <draw:enhanced-geometry svg:viewBox="0 0 23 23" draw:type="non-primitive" draw:enhanced-path="M 10 23 L 19 20 23 11 19 3 10 0 5 3 0 11 5 20 10 23 10 23 Z N"/>
            </draw:custom-shape>
            <draw:custom-shape draw:style-name="gr32" draw:text-style-name="P4" draw:layer="layout" svg:width="0.038cm" svg:height="0.045cm" svg:x="9.937cm" svg:y="8.461cm">
              <text:p/>
              <draw:enhanced-geometry svg:viewBox="0 0 21 25" draw:type="non-primitive" draw:enhanced-path="M 9 0 L 21 6 21 21 12 25 3 21 0 9 9 0 9 0 Z N"/>
            </draw:custom-shape>
            <draw:custom-shape draw:style-name="gr32" draw:text-style-name="P4" draw:layer="layout" svg:width="0.04cm" svg:height="0.04cm" svg:x="9.782cm" svg:y="8.345cm">
              <text:p/>
              <draw:enhanced-geometry svg:viewBox="0 0 22 22" draw:type="non-primitive" draw:enhanced-path="M 11 0 L 22 3 22 15 11 22 5 17 0 6 11 0 11 0 Z N"/>
            </draw:custom-shape>
            <draw:custom-shape draw:style-name="gr32" draw:text-style-name="P4" draw:layer="layout" svg:width="0.038cm" svg:height="0.041cm" svg:x="10.251cm" svg:y="8.551cm">
              <text:p/>
              <draw:enhanced-geometry svg:viewBox="0 0 21 23" draw:type="non-primitive" draw:enhanced-path="M 8 0 L 20 6 21 17 11 23 3 17 0 7 8 0 8 0 Z N"/>
            </draw:custom-shape>
            <draw:custom-shape draw:style-name="gr32" draw:text-style-name="P4" draw:layer="layout" svg:width="0.038cm" svg:height="0.041cm" svg:x="10.884cm" svg:y="8.259cm">
              <text:p/>
              <draw:enhanced-geometry svg:viewBox="0 0 21 23" draw:type="non-primitive" draw:enhanced-path="M 8 0 L 21 3 21 16 11 23 2 18 0 7 8 0 8 0 Z N"/>
            </draw:custom-shape>
            <draw:custom-shape draw:style-name="gr32" draw:text-style-name="P4" draw:layer="layout" svg:width="0.041cm" svg:height="0.04cm" svg:x="10.436cm" svg:y="8.652cm">
              <text:p/>
              <draw:enhanced-geometry svg:viewBox="0 0 23 22" draw:type="non-primitive" draw:enhanced-path="M 9 0 L 20 5 23 18 11 22 3 18 0 8 9 0 9 0 Z N"/>
            </draw:custom-shape>
            <draw:custom-shape draw:style-name="gr32" draw:text-style-name="P4" draw:layer="layout" svg:width="0.04cm" svg:height="0.041cm" svg:x="9.891cm" svg:y="8.262cm">
              <text:p/>
              <draw:enhanced-geometry svg:viewBox="0 0 22 23" draw:type="non-primitive" draw:enhanced-path="M 9 0 L 22 4 22 16 12 23 3 17 0 7 9 0 9 0 Z N"/>
            </draw:custom-shape>
            <draw:custom-shape draw:style-name="gr32" draw:text-style-name="P4" draw:layer="layout" svg:width="0.036cm" svg:height="0.045cm" svg:x="10.055cm" svg:y="8.439cm">
              <text:p/>
              <draw:enhanced-geometry svg:viewBox="0 0 20 25" draw:type="non-primitive" draw:enhanced-path="M 8 0 L 18 5 20 19 10 25 3 19 0 8 1 3 8 0 8 0 Z N"/>
            </draw:custom-shape>
            <draw:custom-shape draw:style-name="gr32" draw:text-style-name="P4" draw:layer="layout" svg:width="0.04cm" svg:height="0.041cm" svg:x="10.235cm" svg:y="8.657cm">
              <text:p/>
              <draw:enhanced-geometry svg:viewBox="0 0 22 23" draw:type="non-primitive" draw:enhanced-path="M 9 0 L 20 6 22 18 12 23 3 16 0 7 9 0 9 0 Z N"/>
            </draw:custom-shape>
            <draw:custom-shape draw:style-name="gr32" draw:text-style-name="P4" draw:layer="layout" svg:width="0.038cm" svg:height="0.041cm" svg:x="10.782cm" svg:y="8.398cm">
              <text:p/>
              <draw:enhanced-geometry svg:viewBox="0 0 21 23" draw:type="non-primitive" draw:enhanced-path="M 10 0 L 21 5 21 16 11 23 3 18 0 9 10 0 10 0 Z N"/>
            </draw:custom-shape>
            <draw:custom-shape draw:style-name="gr32" draw:text-style-name="P4" draw:layer="layout" svg:width="0.038cm" svg:height="0.036cm" svg:x="10.625cm" svg:y="8.562cm">
              <text:p/>
              <draw:enhanced-geometry svg:viewBox="0 0 21 20" draw:type="non-primitive" draw:enhanced-path="M 8 0 L 21 2 21 15 11 20 2 15 0 7 8 0 8 0 Z N"/>
            </draw:custom-shape>
            <draw:custom-shape draw:style-name="gr32" draw:text-style-name="P4" draw:layer="layout" svg:width="0.038cm" svg:height="0.043cm" svg:x="10.069cm" svg:y="8.585cm">
              <text:p/>
              <draw:enhanced-geometry svg:viewBox="0 0 21 24" draw:type="non-primitive" draw:enhanced-path="M 9 0 L 19 5 21 20 12 24 3 17 0 7 2 4 9 0 9 0 Z N"/>
            </draw:custom-shape>
            <draw:custom-shape draw:style-name="gr32" draw:text-style-name="P4" draw:layer="layout" svg:width="0.04cm" svg:height="0.041cm" svg:x="10.461cm" svg:y="8.493cm">
              <text:p/>
              <draw:enhanced-geometry svg:viewBox="0 0 22 23" draw:type="non-primitive" draw:enhanced-path="M 9 0 L 20 4 22 16 12 23 2 17 0 7 9 0 9 0 Z N"/>
            </draw:custom-shape>
            <draw:custom-shape draw:style-name="gr32" draw:text-style-name="P4" draw:layer="layout" svg:width="0.036cm" svg:height="0.038cm" svg:x="10.66cm" svg:y="8.43cm">
              <text:p/>
              <draw:enhanced-geometry svg:viewBox="0 0 20 21" draw:type="non-primitive" draw:enhanced-path="M 8 0 L 20 4 20 16 10 21 1 16 0 7 8 0 8 0 Z N"/>
            </draw:custom-shape>
            <draw:custom-shape draw:style-name="gr32" draw:text-style-name="P4" draw:layer="layout" svg:width="0.036cm" svg:height="0.04cm" svg:x="9.887cm" svg:y="8.165cm">
              <text:p/>
              <draw:enhanced-geometry svg:viewBox="0 0 20 22" draw:type="non-primitive" draw:enhanced-path="M 8 0 L 20 4 20 17 10 22 1 17 0 9 8 0 8 0 Z N"/>
            </draw:custom-shape>
            <draw:custom-shape draw:style-name="gr32" draw:text-style-name="P4" draw:layer="layout" svg:width="0.036cm" svg:height="0.036cm" svg:x="9.732cm" svg:y="8.045cm">
              <text:p/>
              <draw:enhanced-geometry svg:viewBox="0 0 20 20" draw:type="non-primitive" draw:enhanced-path="M 8 0 L 20 3 20 16 10 20 1 16 0 8 8 0 8 0 Z N"/>
            </draw:custom-shape>
            <draw:custom-shape draw:style-name="gr32" draw:text-style-name="P4" draw:layer="layout" svg:width="0.036cm" svg:height="0.04cm" svg:x="10.201cm" svg:y="8.253cm">
              <text:p/>
              <draw:enhanced-geometry svg:viewBox="0 0 20 22" draw:type="non-primitive" draw:enhanced-path="M 9 0 L 20 5 20 18 10 22 2 15 0 5 9 0 9 0 Z N"/>
            </draw:custom-shape>
            <draw:custom-shape draw:style-name="gr32" draw:text-style-name="P4" draw:layer="layout" svg:width="0.036cm" svg:height="0.043cm" svg:x="10.833cm" svg:y="7.957cm">
              <text:p/>
              <draw:enhanced-geometry svg:viewBox="0 0 20 24" draw:type="non-primitive" draw:enhanced-path="M 8 0 L 20 6 20 17 10 24 3 19 0 9 8 0 8 0 Z N"/>
            </draw:custom-shape>
            <draw:custom-shape draw:style-name="gr32" draw:text-style-name="P4" draw:layer="layout" svg:width="0.04cm" svg:height="0.041cm" svg:x="10.385cm" svg:y="8.354cm">
              <text:p/>
              <draw:enhanced-geometry svg:viewBox="0 0 22 23" draw:type="non-primitive" draw:enhanced-path="M 10 0 L 22 4 22 15 12 23 3 17 0 7 10 0 10 0 Z N"/>
            </draw:custom-shape>
            <draw:custom-shape draw:style-name="gr32" draw:text-style-name="P4" draw:layer="layout" svg:width="0.036cm" svg:height="0.036cm" svg:x="9.842cm" svg:y="7.964cm">
              <text:p/>
              <draw:enhanced-geometry svg:viewBox="0 0 20 20" draw:type="non-primitive" draw:enhanced-path="M 8 0 L 20 3 20 15 10 20 1 15 0 6 8 0 8 0 Z N"/>
            </draw:custom-shape>
            <draw:custom-shape draw:style-name="gr32" draw:text-style-name="P4" draw:layer="layout" svg:width="0.036cm" svg:height="0.041cm" svg:x="10.004cm" svg:y="8.14cm">
              <text:p/>
              <draw:enhanced-geometry svg:viewBox="0 0 20 23" draw:type="non-primitive" draw:enhanced-path="M 9 0 L 20 4 20 15 10 23 1 17 0 7 9 0 9 0 Z N"/>
            </draw:custom-shape>
            <draw:custom-shape draw:style-name="gr32" draw:text-style-name="P4" draw:layer="layout" svg:width="0.041cm" svg:height="0.041cm" svg:x="10.182cm" svg:y="8.356cm">
              <text:p/>
              <draw:enhanced-geometry svg:viewBox="0 0 23 23" draw:type="non-primitive" draw:enhanced-path="M 8 0 L 21 6 23 17 13 23 4 17 0 7 8 0 8 0 Z N"/>
            </draw:custom-shape>
            <draw:custom-shape draw:style-name="gr32" draw:text-style-name="P4" draw:layer="layout" svg:width="0.036cm" svg:height="0.045cm" svg:x="10.731cm" svg:y="8.096cm">
              <text:p/>
              <draw:enhanced-geometry svg:viewBox="0 0 20 25" draw:type="non-primitive" draw:enhanced-path="M 9 0 L 20 6 20 17 12 25 3 20 0 9 9 0 9 0 Z N"/>
            </draw:custom-shape>
            <draw:custom-shape draw:style-name="gr32" draw:text-style-name="P4" draw:layer="layout" svg:width="0.036cm" svg:height="0.045cm" svg:x="10.574cm" svg:y="8.259cm">
              <text:p/>
              <draw:enhanced-geometry svg:viewBox="0 0 20 25" draw:type="non-primitive" draw:enhanced-path="M 8 0 L 20 6 20 18 10 25 1 19 0 9 8 0 8 0 Z N"/>
            </draw:custom-shape>
            <draw:custom-shape draw:style-name="gr32" draw:text-style-name="P4" draw:layer="layout" svg:width="0.036cm" svg:height="0.041cm" svg:x="10.02cm" svg:y="8.285cm">
              <text:p/>
              <draw:enhanced-geometry svg:viewBox="0 0 20 23" draw:type="non-primitive" draw:enhanced-path="M 8 0 L 20 4 20 17 10 23 1 18 0 8 8 0 8 0 Z N"/>
            </draw:custom-shape>
            <draw:custom-shape draw:style-name="gr32" draw:text-style-name="P4" draw:layer="layout" svg:width="0.038cm" svg:height="0.041cm" svg:x="10.41cm" svg:y="8.193cm">
              <text:p/>
              <draw:enhanced-geometry svg:viewBox="0 0 21 23" draw:type="non-primitive" draw:enhanced-path="M 9 0 L 21 4 21 17 9 23 3 19 0 8 9 0 9 0 Z N"/>
            </draw:custom-shape>
            <draw:custom-shape draw:style-name="gr32" draw:text-style-name="P4" draw:layer="layout" svg:width="0.04cm" svg:height="0.041cm" svg:x="10.605cm" svg:y="8.126cm">
              <text:p/>
              <draw:enhanced-geometry svg:viewBox="0 0 22 23" draw:type="non-primitive" draw:enhanced-path="M 9 0 L 22 5 22 18 11 23 2 18 0 8 9 0 9 0 Z N"/>
            </draw:custom-shape>
            <draw:custom-shape draw:style-name="gr32" draw:text-style-name="P4" draw:layer="layout" svg:width="0.052cm" svg:height="0.041cm" svg:x="9.9cm" svg:y="8.066cm">
              <text:p/>
              <draw:enhanced-geometry svg:viewBox="0 0 29 23" draw:type="non-primitive" draw:enhanced-path="M 13 23 L 24 20 29 11 24 4 13 0 3 4 0 11 3 20 13 23 13 23 Z N"/>
            </draw:custom-shape>
            <draw:custom-shape draw:style-name="gr32" draw:text-style-name="P4" draw:layer="layout" svg:width="0.048cm" svg:height="0.038cm" svg:x="9.734cm" svg:y="7.922cm">
              <text:p/>
              <draw:enhanced-geometry svg:viewBox="0 0 27 21" draw:type="non-primitive" draw:enhanced-path="M 15 21 L 25 18 27 10 25 3 15 0 3 3 0 10 3 18 15 21 15 21 Z N"/>
            </draw:custom-shape>
            <draw:custom-shape draw:style-name="gr32" draw:text-style-name="P4" draw:layer="layout" svg:width="0.05cm" svg:height="0.041cm" svg:x="10.27cm" svg:y="8.204cm">
              <text:p/>
              <draw:enhanced-geometry svg:viewBox="0 0 28 23" draw:type="non-primitive" draw:enhanced-path="M 15 23 L 25 20 28 13 25 4 15 0 5 4 0 13 5 20 15 23 15 23 Z N"/>
            </draw:custom-shape>
            <draw:custom-shape draw:style-name="gr32" draw:text-style-name="P4" draw:layer="layout" svg:width="0.05cm" svg:height="0.043cm" svg:x="11.12cm" svg:y="8.021cm">
              <text:p/>
              <draw:enhanced-geometry svg:viewBox="0 0 28 24" draw:type="non-primitive" draw:enhanced-path="M 15 24 L 24 22 28 13 24 4 15 0 4 4 0 13 4 22 15 24 15 24 Z N"/>
            </draw:custom-shape>
            <draw:custom-shape draw:style-name="gr32" draw:text-style-name="P4" draw:layer="layout" svg:width="0.052cm" svg:height="0.041cm" svg:x="10.478cm" svg:y="8.334cm">
              <text:p/>
              <draw:enhanced-geometry svg:viewBox="0 0 29 23" draw:type="non-primitive" draw:enhanced-path="M 16 23 L 26 19 29 11 26 3 16 0 5 3 0 11 5 19 16 23 16 23 Z N"/>
            </draw:custom-shape>
            <draw:custom-shape draw:style-name="gr32" draw:text-style-name="P4" draw:layer="layout" svg:width="0.048cm" svg:height="0.041cm" svg:x="9.887cm" svg:y="7.858cm">
              <text:p/>
              <draw:enhanced-geometry svg:viewBox="0 0 27 23" draw:type="non-primitive" draw:enhanced-path="M 14 23 L 24 20 27 11 24 3 14 0 2 3 0 11 2 20 14 23 14 23 Z N"/>
            </draw:custom-shape>
            <draw:custom-shape draw:style-name="gr32" draw:text-style-name="P4" draw:layer="layout" svg:width="0.052cm" svg:height="0.041cm" svg:x="10.05cm" svg:y="8.061cm">
              <text:p/>
              <draw:enhanced-geometry svg:viewBox="0 0 29 23" draw:type="non-primitive" draw:enhanced-path="M 13 23 L 23 19 29 11 23 3 13 0 4 3 0 11 4 19 13 23 13 23 Z N"/>
            </draw:custom-shape>
            <draw:custom-shape draw:style-name="gr32" draw:text-style-name="P4" draw:layer="layout" svg:width="0.054cm" svg:height="0.041cm" svg:x="10.228cm" svg:y="8.305cm">
              <text:p/>
              <draw:enhanced-geometry svg:viewBox="0 0 30 23" draw:type="non-primitive" draw:enhanced-path="M 16 23 L 26 20 30 12 26 3 16 0 5 3 0 12 5 20 16 23 16 23 Z N"/>
            </draw:custom-shape>
            <draw:custom-shape draw:style-name="gr32" draw:text-style-name="P4" draw:layer="layout" svg:width="0.048cm" svg:height="0.041cm" svg:x="10.965cm" svg:y="8.142cm">
              <text:p/>
              <draw:enhanced-geometry svg:viewBox="0 0 27 23" draw:type="non-primitive" draw:enhanced-path="M 13 23 L 23 20 27 13 23 4 13 0 3 4 0 13 3 20 13 23 13 23 Z N"/>
            </draw:custom-shape>
            <draw:custom-shape draw:style-name="gr32" draw:text-style-name="P4" draw:layer="layout" svg:width="0.054cm" svg:height="0.041cm" svg:x="10.731cm" svg:y="8.275cm">
              <text:p/>
              <draw:enhanced-geometry svg:viewBox="0 0 30 23" draw:type="non-primitive" draw:enhanced-path="M 16 23 L 25 19 30 11 25 3 16 0 6 3 0 11 6 19 16 23 16 23 Z N"/>
            </draw:custom-shape>
            <draw:custom-shape draw:style-name="gr32" draw:text-style-name="P4" draw:layer="layout" svg:width="0.05cm" svg:height="0.04cm" svg:x="10.037cm" svg:y="8.207cm">
              <text:p/>
              <draw:enhanced-geometry svg:viewBox="0 0 28 22" draw:type="non-primitive" draw:enhanced-path="M 13 22 L 24 19 28 12 24 3 13 0 4 3 0 12 4 19 13 22 13 22 Z N"/>
            </draw:custom-shape>
            <draw:custom-shape draw:style-name="gr32" draw:text-style-name="P4" draw:layer="layout" svg:width="0.052cm" svg:height="0.041cm" svg:x="10.542cm" svg:y="8.183cm">
              <text:p/>
              <draw:enhanced-geometry svg:viewBox="0 0 29 23" draw:type="non-primitive" draw:enhanced-path="M 16 23 L 25 19 29 10 25 1 16 0 6 1 0 10 6 19 16 23 16 23 Z N"/>
            </draw:custom-shape>
            <draw:custom-shape draw:style-name="gr32" draw:text-style-name="P4" draw:layer="layout" svg:width="0.052cm" svg:height="0.045cm" svg:x="10.801cm" svg:y="8.149cm">
              <text:p/>
              <draw:enhanced-geometry svg:viewBox="0 0 29 25" draw:type="non-primitive" draw:enhanced-path="M 15 25 L 25 20 29 12 25 3 15 0 6 3 0 12 6 20 15 25 15 25 Z N"/>
            </draw:custom-shape>
            <draw:custom-shape draw:style-name="gr32" draw:text-style-name="P4" draw:layer="layout" svg:width="0.052cm" svg:height="0.041cm" svg:x="9.9cm" svg:y="7.761cm">
              <text:p/>
              <draw:enhanced-geometry svg:viewBox="0 0 29 23" draw:type="non-primitive" draw:enhanced-path="M 13 23 L 24 20 29 12 24 4 13 0 3 4 0 12 3 20 13 23 13 23 Z N"/>
            </draw:custom-shape>
            <draw:custom-shape draw:style-name="gr32" draw:text-style-name="P4" draw:layer="layout" svg:width="0.048cm" svg:height="0.04cm" svg:x="9.734cm" svg:y="7.617cm">
              <text:p/>
              <draw:enhanced-geometry svg:viewBox="0 0 27 22" draw:type="non-primitive" draw:enhanced-path="M 15 22 L 25 19 27 10 25 3 15 0 3 3 0 10 3 19 15 22 15 22 Z N"/>
            </draw:custom-shape>
            <draw:custom-shape draw:style-name="gr32" draw:text-style-name="P4" draw:layer="layout" svg:width="0.05cm" svg:height="0.041cm" svg:x="10.27cm" svg:y="7.899cm">
              <text:p/>
              <draw:enhanced-geometry svg:viewBox="0 0 28 23" draw:type="non-primitive" draw:enhanced-path="M 15 23 L 25 20 28 13 25 4 15 0 5 4 0 13 5 20 15 23 15 23 Z N"/>
            </draw:custom-shape>
            <draw:custom-shape draw:style-name="gr32" draw:text-style-name="P4" draw:layer="layout" svg:width="0.05cm" svg:height="0.045cm" svg:x="11.12cm" svg:y="7.715cm">
              <text:p/>
              <draw:enhanced-geometry svg:viewBox="0 0 28 25" draw:type="non-primitive" draw:enhanced-path="M 15 25 L 24 22 28 13 24 4 15 0 4 4 0 13 4 22 15 25 15 25 Z N"/>
            </draw:custom-shape>
            <draw:custom-shape draw:style-name="gr32" draw:text-style-name="P4" draw:layer="layout" svg:width="0.052cm" svg:height="0.041cm" svg:x="10.478cm" svg:y="8.031cm">
              <text:p/>
              <draw:enhanced-geometry svg:viewBox="0 0 29 23" draw:type="non-primitive" draw:enhanced-path="M 16 23 L 26 18 29 10 26 3 16 0 5 3 0 10 5 18 16 23 16 23 Z N"/>
            </draw:custom-shape>
            <draw:custom-shape draw:style-name="gr32" draw:text-style-name="P4" draw:layer="layout" svg:width="0.048cm" svg:height="0.041cm" svg:x="9.887cm" svg:y="7.553cm">
              <text:p/>
              <draw:enhanced-geometry svg:viewBox="0 0 27 23" draw:type="non-primitive" draw:enhanced-path="M 14 23 L 24 20 27 12 24 3 14 0 2 3 0 12 2 20 14 23 14 23 Z N"/>
            </draw:custom-shape>
            <draw:custom-shape draw:style-name="gr32" draw:text-style-name="P4" draw:layer="layout" svg:width="0.052cm" svg:height="0.041cm" svg:x="10.05cm" svg:y="7.756cm">
              <text:p/>
              <draw:enhanced-geometry svg:viewBox="0 0 29 23" draw:type="non-primitive" draw:enhanced-path="M 13 23 L 23 19 29 12 23 3 13 0 4 3 0 12 4 19 13 23 13 23 Z N"/>
            </draw:custom-shape>
            <draw:custom-shape draw:style-name="gr32" draw:text-style-name="P4" draw:layer="layout" svg:width="0.054cm" svg:height="0.041cm" svg:x="10.228cm" svg:y="7.999cm">
              <text:p/>
              <draw:enhanced-geometry svg:viewBox="0 0 30 23" draw:type="non-primitive" draw:enhanced-path="M 16 23 L 26 21 30 12 26 3 16 0 5 3 0 12 5 21 16 23 16 23 Z N"/>
            </draw:custom-shape>
            <draw:custom-shape draw:style-name="gr32" draw:text-style-name="P4" draw:layer="layout" svg:width="0.048cm" svg:height="0.041cm" svg:x="10.965cm" svg:y="7.837cm">
              <text:p/>
              <draw:enhanced-geometry svg:viewBox="0 0 27 23" draw:type="non-primitive" draw:enhanced-path="M 13 23 L 23 20 27 13 23 5 13 0 3 5 0 13 3 20 13 23 13 23 Z N"/>
            </draw:custom-shape>
            <draw:custom-shape draw:style-name="gr32" draw:text-style-name="P4" draw:layer="layout" svg:width="0.054cm" svg:height="0.041cm" svg:x="10.731cm" svg:y="7.969cm">
              <text:p/>
              <draw:enhanced-geometry svg:viewBox="0 0 30 23" draw:type="non-primitive" draw:enhanced-path="M 16 23 L 25 19 30 12 25 3 16 0 6 3 0 12 6 19 16 23 16 23 Z N"/>
            </draw:custom-shape>
            <draw:custom-shape draw:style-name="gr32" draw:text-style-name="P4" draw:layer="layout" svg:width="0.05cm" svg:height="0.038cm" svg:x="10.037cm" svg:y="7.904cm">
              <text:p/>
              <draw:enhanced-geometry svg:viewBox="0 0 28 21" draw:type="non-primitive" draw:enhanced-path="M 13 21 L 24 18 28 11 24 3 13 0 4 3 0 11 4 18 13 21 13 21 Z N"/>
            </draw:custom-shape>
            <draw:custom-shape draw:style-name="gr32" draw:text-style-name="P4" draw:layer="layout" svg:width="0.052cm" svg:height="0.041cm" svg:x="10.542cm" svg:y="7.878cm">
              <text:p/>
              <draw:enhanced-geometry svg:viewBox="0 0 29 23" draw:type="non-primitive" draw:enhanced-path="M 16 23 L 25 19 29 10 25 2 16 0 6 2 0 10 6 19 16 23 16 23 Z N"/>
            </draw:custom-shape>
            <draw:custom-shape draw:style-name="gr32" draw:text-style-name="P4" draw:layer="layout" svg:width="0.052cm" svg:height="0.043cm" svg:x="10.801cm" svg:y="7.846cm">
              <text:p/>
              <draw:enhanced-geometry svg:viewBox="0 0 29 24" draw:type="non-primitive" draw:enhanced-path="M 15 24 L 25 20 29 11 25 2 15 0 6 2 0 11 6 20 15 24 15 24 Z N"/>
            </draw:custom-shape>
            <draw:custom-shape draw:style-name="gr32" draw:text-style-name="P4" draw:layer="layout" svg:width="0.04cm" svg:height="0.041cm" svg:x="10.067cm" svg:y="8.645cm">
              <text:p/>
              <draw:enhanced-geometry svg:viewBox="0 0 22 23" draw:type="non-primitive" draw:enhanced-path="M 4 0 L 16 0 22 6 22 14 16 22 7 23 0 16 0 7 4 0 4 0 Z N"/>
            </draw:custom-shape>
            <draw:custom-shape draw:style-name="gr32" draw:text-style-name="P4" draw:layer="layout" svg:width="0.041cm" svg:height="0.036cm" svg:x="9.877cm" svg:y="8.574cm">
              <text:p/>
              <draw:enhanced-geometry svg:viewBox="0 0 23 20" draw:type="non-primitive" draw:enhanced-path="M 6 0 L 16 0 21 4 23 13 16 20 7 20 0 14 0 6 6 0 6 0 Z N"/>
            </draw:custom-shape>
            <draw:custom-shape draw:style-name="gr32" draw:text-style-name="P4" draw:layer="layout" svg:width="0.04cm" svg:height="0.038cm" svg:x="10.41cm" svg:y="8.638cm">
              <text:p/>
              <draw:enhanced-geometry svg:viewBox="0 0 22 21" draw:type="non-primitive" draw:enhanced-path="M 6 1 L 16 0 22 7 22 16 16 20 6 21 0 17 0 7 6 1 6 1 Z N"/>
            </draw:custom-shape>
            <draw:custom-shape draw:style-name="gr32" draw:text-style-name="P4" draw:layer="layout" svg:width="0.038cm" svg:height="0.041cm" svg:x="10.988cm" svg:y="8.167cm">
              <text:p/>
              <draw:enhanced-geometry svg:viewBox="0 0 21 23" draw:type="non-primitive" draw:enhanced-path="M 5 2 L 15 0 21 8 21 16 15 23 5 23 0 18 0 8 5 2 5 2 Z N"/>
            </draw:custom-shape>
            <draw:custom-shape draw:style-name="gr32" draw:text-style-name="P4" draw:layer="layout" svg:width="0.041cm" svg:height="0.04cm" svg:x="10.625cm" svg:y="8.68cm">
              <text:p/>
              <draw:enhanced-geometry svg:viewBox="0 0 23 22" draw:type="non-primitive" draw:enhanced-path="M 7 2 L 15 0 23 6 23 15 17 22 7 22 2 17 0 9 7 2 7 2 Z N"/>
            </draw:custom-shape>
            <draw:custom-shape draw:style-name="gr32" draw:text-style-name="P4" draw:layer="layout" svg:width="0.038cm" svg:height="0.041cm" svg:x="9.969cm" svg:y="8.46cm">
              <text:p/>
              <draw:enhanced-geometry svg:viewBox="0 0 21 23" draw:type="non-primitive" draw:enhanced-path="M 5 1 L 16 0 21 7 21 16 16 23 5 23 0 17 0 9 5 1 5 1 Z N"/>
            </draw:custom-shape>
            <draw:custom-shape draw:style-name="gr32" draw:text-style-name="P4" draw:layer="layout" svg:width="0.041cm" svg:height="0.038cm" svg:x="10.178cm" svg:y="8.588cm">
              <text:p/>
              <draw:enhanced-geometry svg:viewBox="0 0 23 21" draw:type="non-primitive" draw:enhanced-path="M 8 0 L 16 0 23 5 23 13 16 21 8 21 0 15 0 6 8 0 8 0 Z N"/>
            </draw:custom-shape>
            <draw:custom-shape draw:style-name="gr32" draw:text-style-name="P4" draw:layer="layout" svg:width="0.041cm" svg:height="0.04cm" svg:x="10.42cm" svg:y="8.744cm">
              <text:p/>
              <draw:enhanced-geometry svg:viewBox="0 0 23 22" draw:type="non-primitive" draw:enhanced-path="M 7 2 L 16 0 23 7 23 16 18 20 7 22 0 16 0 7 7 2 7 2 Z N"/>
            </draw:custom-shape>
            <draw:custom-shape draw:style-name="gr32" draw:text-style-name="P4" draw:layer="layout" svg:width="0.038cm" svg:height="0.038cm" svg:x="10.919cm" svg:y="8.334cm">
              <text:p/>
              <draw:enhanced-geometry svg:viewBox="0 0 21 21" draw:type="non-primitive" draw:enhanced-path="M 4 0 L 14 0 20 6 21 15 14 21 5 21 0 16 0 8 4 0 4 0 Z N"/>
            </draw:custom-shape>
            <draw:custom-shape draw:style-name="gr32" draw:text-style-name="P4" draw:layer="layout" svg:width="0.038cm" svg:height="0.041cm" svg:x="10.798cm" svg:y="8.536cm">
              <text:p/>
              <draw:enhanced-geometry svg:viewBox="0 0 21 23" draw:type="non-primitive" draw:enhanced-path="M 5 0 L 14 0 21 6 21 15 14 22 5 23 0 16 0 7 5 0 5 0 Z N"/>
            </draw:custom-shape>
            <draw:custom-shape draw:style-name="gr32" draw:text-style-name="P4" draw:layer="layout" svg:width="0.038cm" svg:height="0.036cm" svg:x="10.233cm" svg:y="8.726cm">
              <text:p/>
              <draw:enhanced-geometry svg:viewBox="0 0 21 20" draw:type="non-primitive" draw:enhanced-path="M 5 0 L 14 0 21 4 21 13 14 20 5 20 0 15 0 6 5 0 5 0 Z N"/>
            </draw:custom-shape>
            <draw:custom-shape draw:style-name="gr32" draw:text-style-name="P4" draw:layer="layout" svg:width="0.041cm" svg:height="0.041cm" svg:x="10.609cm" svg:y="8.518cm">
              <text:p/>
              <draw:enhanced-geometry svg:viewBox="0 0 23 23" draw:type="non-primitive" draw:enhanced-path="M 7 2 L 16 0 23 7 23 16 16 23 7 23 0 17 0 9 7 2 7 2 Z N"/>
            </draw:custom-shape>
            <draw:custom-shape draw:style-name="gr32" draw:text-style-name="P4" draw:layer="layout" svg:width="0.038cm" svg:height="0.04cm" svg:x="10.798cm" svg:y="8.398cm">
              <text:p/>
              <draw:enhanced-geometry svg:viewBox="0 0 21 22" draw:type="non-primitive" draw:enhanced-path="M 5 0 L 14 0 21 6 21 15 14 22 5 22 0 16 0 8 5 0 5 0 Z N"/>
            </draw:custom-shape>
            <draw:custom-shape draw:style-name="gr32" draw:text-style-name="P4" draw:layer="layout" svg:width="0.041cm" svg:height="0.041cm" svg:x="9.935cm" svg:y="8.368cm">
              <text:p/>
              <draw:enhanced-geometry svg:viewBox="0 0 23 23" draw:type="non-primitive" draw:enhanced-path="M 7 2 L 16 0 23 7 23 16 17 23 7 23 1 17 0 7 7 2 7 2 Z N"/>
            </draw:custom-shape>
            <draw:custom-shape draw:style-name="gr32" draw:text-style-name="P4" draw:layer="layout" svg:width="0.04cm" svg:height="0.041cm" svg:x="9.746cm" svg:y="8.294cm">
              <text:p/>
              <draw:enhanced-geometry svg:viewBox="0 0 22 23" draw:type="non-primitive" draw:enhanced-path="M 8 3 L 16 0 22 8 22 16 18 22 8 23 0 16 0 8 8 3 8 3 Z N"/>
            </draw:custom-shape>
            <draw:custom-shape draw:style-name="gr32" draw:text-style-name="P4" draw:layer="layout" svg:width="0.04cm" svg:height="0.036cm" svg:x="10.281cm" svg:y="8.363cm">
              <text:p/>
              <draw:enhanced-geometry svg:viewBox="0 0 22 20" draw:type="non-primitive" draw:enhanced-path="M 7 0 L 16 0 22 5 22 13 16 20 7 20 0 16 0 7 7 0 7 0 Z N"/>
            </draw:custom-shape>
            <draw:custom-shape draw:style-name="gr32" draw:text-style-name="P4" draw:layer="layout" svg:width="0.04cm" svg:height="0.036cm" svg:x="10.858cm" svg:y="7.894cm">
              <text:p/>
              <draw:enhanced-geometry svg:viewBox="0 0 22 20" draw:type="non-primitive" draw:enhanced-path="M 6 0 L 15 0 22 6 22 14 17 20 6 20 0 16 0 7 6 0 6 0 Z N"/>
            </draw:custom-shape>
            <draw:custom-shape draw:style-name="gr32" draw:text-style-name="P4" draw:layer="layout" svg:width="0.043cm" svg:height="0.036cm" svg:x="10.496cm" svg:y="8.407cm">
              <text:p/>
              <draw:enhanced-geometry svg:viewBox="0 0 24 20" draw:type="non-primitive" draw:enhanced-path="M 8 0 L 16 0 24 4 24 13 16 20 8 20 0 14 0 5 8 0 8 0 Z N"/>
            </draw:custom-shape>
            <draw:custom-shape draw:style-name="gr32" draw:text-style-name="P4" draw:layer="layout" svg:width="0.04cm" svg:height="0.04cm" svg:x="9.838cm" svg:y="8.185cm">
              <text:p/>
              <draw:enhanced-geometry svg:viewBox="0 0 22 22" draw:type="non-primitive" draw:enhanced-path="M 7 0 L 16 0 22 6 22 15 16 22 7 22 0 16 0 8 7 0 7 0 Z N"/>
            </draw:custom-shape>
            <draw:custom-shape draw:style-name="gr32" draw:text-style-name="P4" draw:layer="layout" svg:width="0.036cm" svg:height="0.041cm" svg:x="10.051cm" svg:y="8.31cm">
              <text:p/>
              <draw:enhanced-geometry svg:viewBox="0 0 20 23" draw:type="non-primitive" draw:enhanced-path="M 5 0 L 16 0 20 6 20 14 16 22 5 23 0 16 0 7 5 0 5 0 Z N"/>
            </draw:custom-shape>
            <draw:custom-shape draw:style-name="gr32" draw:text-style-name="P4" draw:layer="layout" svg:width="0.04cm" svg:height="0.036cm" svg:x="10.293cm" svg:y="8.47cm">
              <text:p/>
              <draw:enhanced-geometry svg:viewBox="0 0 22 20" draw:type="non-primitive" draw:enhanced-path="M 6 0 L 15 0 22 4 22 13 15 20 6 20 0 16 0 7 6 0 6 0 Z N"/>
            </draw:custom-shape>
            <draw:custom-shape draw:style-name="gr32" draw:text-style-name="P4" draw:layer="layout" svg:width="0.041cm" svg:height="0.038cm" svg:x="10.787cm" svg:y="8.059cm">
              <text:p/>
              <draw:enhanced-geometry svg:viewBox="0 0 23 21" draw:type="non-primitive" draw:enhanced-path="M 7 1 L 16 0 23 7 23 15 17 20 7 21 0 15 0 7 7 1 7 1 Z N"/>
            </draw:custom-shape>
            <draw:custom-shape draw:style-name="gr32" draw:text-style-name="P4" draw:layer="layout" svg:width="0.041cm" svg:height="0.041cm" svg:x="10.667cm" svg:y="8.259cm">
              <text:p/>
              <draw:enhanced-geometry svg:viewBox="0 0 23 23" draw:type="non-primitive" draw:enhanced-path="M 6 2 L 16 0 22 7 23 16 16 23 7 23 0 18 0 7 6 2 6 2 Z N"/>
            </draw:custom-shape>
            <draw:custom-shape draw:style-name="gr32" draw:text-style-name="P4" draw:layer="layout" svg:width="0.041cm" svg:height="0.041cm" svg:x="10.103cm" svg:y="8.447cm">
              <text:p/>
              <draw:enhanced-geometry svg:viewBox="0 0 23 23" draw:type="non-primitive" draw:enhanced-path="M 7 0 L 16 0 23 6 23 16 16 21 7 23 0 16 0 7 7 0 7 0 Z N"/>
            </draw:custom-shape>
            <draw:custom-shape draw:style-name="gr32" draw:text-style-name="P4" draw:layer="layout" svg:width="0.041cm" svg:height="0.036cm" svg:x="10.482cm" svg:y="8.245cm">
              <text:p/>
              <draw:enhanced-geometry svg:viewBox="0 0 23 20" draw:type="non-primitive" draw:enhanced-path="M 7 0 L 16 0 23 5 23 14 16 20 7 20 0 15 0 7 7 0 7 0 Z N"/>
            </draw:custom-shape>
            <draw:custom-shape draw:style-name="gr32" draw:text-style-name="P4" draw:layer="layout" svg:width="0.041cm" svg:height="0.041cm" svg:x="10.667cm" svg:y="8.123cm">
              <text:p/>
              <draw:enhanced-geometry svg:viewBox="0 0 23 23" draw:type="non-primitive" draw:enhanced-path="M 7 0 L 16 0 23 5 23 14 16 20 7 23 0 15 0 7 7 0 7 0 Z N"/>
            </draw:custom-shape>
            <draw:custom-shape draw:style-name="gr33" draw:text-style-name="P4" draw:layer="layout" svg:width="0.054cm" svg:height="0.04cm" svg:x="10.579cm" svg:y="6.595cm">
              <text:p/>
              <draw:enhanced-geometry svg:viewBox="0 0 30 22" draw:type="non-primitive" draw:enhanced-path="M 23 22 L 7 22 0 12 5 3 14 0 24 3 30 12 23 22 23 22 Z N"/>
            </draw:custom-shape>
            <draw:custom-shape draw:style-name="gr33" draw:text-style-name="P4" draw:layer="layout" svg:width="0.054cm" svg:height="0.04cm" svg:x="10.579cm" svg:y="6.595cm">
              <text:p/>
              <draw:enhanced-geometry svg:viewBox="0 0 30 22" draw:type="non-primitive" draw:enhanced-path="M 14 0 L 24 3 30 12 24 20 14 22 5 20 0 12 5 3 14 0 14 0 Z N"/>
            </draw:custom-shape>
            <draw:custom-shape draw:style-name="gr34" draw:text-style-name="P4" draw:layer="layout" svg:width="0.041cm" svg:height="0.01cm" svg:x="10.538cm" svg:y="6.699cm">
              <text:p/>
              <draw:enhanced-geometry svg:viewBox="0 0 23 5" draw:type="non-primitive" draw:enhanced-path="M 23 5 L 0 5 11 0 23 5 23 5 Z N"/>
            </draw:custom-shape>
            <draw:custom-shape draw:style-name="gr34" draw:text-style-name="P4" draw:layer="layout" svg:width="0.054cm" svg:height="0.029cm" svg:x="10.106cm" svg:y="6.68cm">
              <text:p/>
              <draw:enhanced-geometry svg:viewBox="0 0 30 16" draw:type="non-primitive" draw:enhanced-path="M 28 16 L 2 16 0 11 5 3 15 0 24 3 30 11 28 16 28 16 Z N"/>
            </draw:custom-shape>
            <draw:custom-shape draw:style-name="gr35" draw:text-style-name="P4" draw:layer="layout" svg:width="0.054cm" svg:height="0.041cm" svg:x="10.106cm" svg:y="6.68cm">
              <text:p/>
              <draw:enhanced-geometry svg:viewBox="0 0 30 23" draw:type="non-primitive" draw:enhanced-path="M 15 0 L 24 3 30 11 24 20 15 23 5 20 0 11 5 3 15 0 15 0 Z N"/>
            </draw:custom-shape>
            <draw:custom-shape draw:style-name="gr35" draw:text-style-name="P4" draw:layer="layout" svg:width="0.054cm" svg:height="0.04cm" svg:x="10.533cm" svg:y="6.699cm">
              <text:p/>
              <draw:enhanced-geometry svg:viewBox="0 0 30 22" draw:type="non-primitive" draw:enhanced-path="M 14 0 L 24 3 30 10 24 19 14 22 5 19 0 10 5 3 14 0 14 0 Z N"/>
            </draw:custom-shape>
            <draw:custom-shape draw:style-name="gr36" draw:text-style-name="P4" draw:layer="layout" svg:width="0.047cm" svg:height="0.013cm" svg:x="10.11cm" svg:y="6.708cm">
              <text:p/>
              <draw:enhanced-geometry svg:viewBox="0 0 26 7" draw:type="non-primitive" draw:enhanced-path="M 0 0 L 26 0 13 7 0 0 0 0 Z N"/>
            </draw:custom-shape>
            <draw:custom-shape draw:style-name="gr36" draw:text-style-name="P4" draw:layer="layout" svg:width="0.054cm" svg:height="0.031cm" svg:x="10.533cm" svg:y="6.708cm">
              <text:p/>
              <draw:enhanced-geometry svg:viewBox="0 0 30 17" draw:type="non-primitive" draw:enhanced-path="M 3 0 L 26 0 30 5 24 14 14 17 5 14 0 5 3 0 3 0 Z N"/>
            </draw:custom-shape>
            <draw:custom-shape draw:style-name="gr36" draw:text-style-name="P4" draw:layer="layout" svg:width="0.052cm" svg:height="0.018cm" svg:x="10.761cm" svg:y="6.763cm">
              <text:p/>
              <draw:enhanced-geometry svg:viewBox="0 0 29 10" draw:type="non-primitive" draw:enhanced-path="M 29 10 L 0 10 5 3 15 0 25 3 29 10 29 10 Z N"/>
            </draw:custom-shape>
            <draw:custom-shape draw:style-name="gr37" draw:text-style-name="P4" draw:layer="layout" svg:width="0.05cm" svg:height="0.036cm" svg:x="10.283cm" svg:y="6.786cm">
              <text:p/>
              <draw:enhanced-geometry svg:viewBox="0 0 28 20" draw:type="non-primitive" draw:enhanced-path="M 25 20 L 2 20 0 13 3 5 15 0 25 5 28 13 25 20 25 20 Z N"/>
            </draw:custom-shape>
            <draw:custom-shape draw:style-name="gr37" draw:text-style-name="P4" draw:layer="layout" svg:width="0.05cm" svg:height="0.031cm" svg:x="10.014cm" svg:y="6.791cm">
              <text:p/>
              <draw:enhanced-geometry svg:viewBox="0 0 28 17" draw:type="non-primitive" draw:enhanced-path="M 28 17 L 3 17 0 12 4 3 14 0 24 3 28 12 28 17 28 17 Z N"/>
            </draw:custom-shape>
            <draw:custom-shape draw:style-name="gr37" draw:text-style-name="P4" draw:layer="layout" svg:width="0.052cm" svg:height="0.04cm" svg:x="10.761cm" svg:y="6.763cm">
              <text:p/>
              <draw:enhanced-geometry svg:viewBox="0 0 29 22" draw:type="non-primitive" draw:enhanced-path="M 15 0 L 25 3 29 12 25 19 15 22 5 19 0 12 5 3 15 0 15 0 Z N"/>
            </draw:custom-shape>
            <draw:custom-shape draw:style-name="gr38" draw:text-style-name="P4" draw:layer="layout" svg:width="0.052cm" svg:height="0.022cm" svg:x="10.761cm" svg:y="6.781cm">
              <text:p/>
              <draw:enhanced-geometry svg:viewBox="0 0 29 12" draw:type="non-primitive" draw:enhanced-path="M 0 0 L 29 0 29 2 25 9 15 12 5 9 0 2 0 0 0 0 Z N"/>
            </draw:custom-shape>
            <draw:custom-shape draw:style-name="gr38" draw:text-style-name="P4" draw:layer="layout" svg:width="0.05cm" svg:height="0.041cm" svg:x="10.283cm" svg:y="6.786cm">
              <text:p/>
              <draw:enhanced-geometry svg:viewBox="0 0 28 23" draw:type="non-primitive" draw:enhanced-path="M 15 0 L 25 5 28 13 25 20 15 23 3 20 0 13 3 5 15 0 15 0 Z N"/>
            </draw:custom-shape>
            <draw:custom-shape draw:style-name="gr38" draw:text-style-name="P4" draw:layer="layout" svg:width="0.05cm" svg:height="0.04cm" svg:x="10.014cm" svg:y="6.791cm">
              <text:p/>
              <draw:enhanced-geometry svg:viewBox="0 0 28 22" draw:type="non-primitive" draw:enhanced-path="M 14 0 L 24 3 28 12 24 19 14 22 4 19 0 12 4 3 14 0 14 0 Z N"/>
            </draw:custom-shape>
            <draw:custom-shape draw:style-name="gr39" draw:text-style-name="P4" draw:layer="layout" svg:width="0.045cm" svg:height="0.01cm" svg:x="10.02cm" svg:y="6.821cm">
              <text:p/>
              <draw:enhanced-geometry svg:viewBox="0 0 25 5" draw:type="non-primitive" draw:enhanced-path="M 0 0 L 25 0 11 5 0 0 0 0 Z N"/>
            </draw:custom-shape>
            <draw:custom-shape draw:style-name="gr39" draw:text-style-name="P4" draw:layer="layout" svg:width="0.041cm" svg:height="0.006cm" svg:x="10.286cm" svg:y="6.821cm">
              <text:p/>
              <draw:enhanced-geometry svg:viewBox="0 0 23 3" draw:type="non-primitive" draw:enhanced-path="M 0 0 L 23 0 13 3 0 0 0 0 Z N"/>
            </draw:custom-shape>
            <draw:custom-shape draw:style-name="gr39" draw:text-style-name="P4" draw:layer="layout" svg:width="0.048cm" svg:height="0.027cm" svg:x="10.97cm" svg:y="6.867cm">
              <text:p/>
              <draw:enhanced-geometry svg:viewBox="0 0 27 15" draw:type="non-primitive" draw:enhanced-path="M 27 15 L 0 15 0 12 2 3 14 0 24 3 27 12 27 15 27 15 Z N"/>
            </draw:custom-shape>
            <draw:custom-shape draw:style-name="gr40" draw:text-style-name="P4" draw:layer="layout" svg:width="0.052cm" svg:height="0.025cm" svg:x="9.977cm" svg:y="6.906cm">
              <text:p/>
              <draw:enhanced-geometry svg:viewBox="0 0 29 14" draw:type="non-primitive" draw:enhanced-path="M 28 14 L 0 14 0 13 3 4 15 0 25 4 29 13 28 14 28 14 Z N"/>
            </draw:custom-shape>
            <draw:custom-shape draw:style-name="gr40" draw:text-style-name="P4" draw:layer="layout" svg:width="0.054cm" svg:height="0.025cm" svg:x="9.815cm" svg:y="6.906cm">
              <text:p/>
              <draw:enhanced-geometry svg:viewBox="0 0 30 14" draw:type="non-primitive" draw:enhanced-path="M 30 14 L 0 14 0 13 6 4 15 0 25 4 30 13 30 14 30 14 Z N"/>
            </draw:custom-shape>
            <draw:custom-shape draw:style-name="gr40" draw:text-style-name="P4" draw:layer="layout" svg:width="0.048cm" svg:height="0.041cm" svg:x="10.97cm" svg:y="6.867cm">
              <text:p/>
              <draw:enhanced-geometry svg:viewBox="0 0 27 23" draw:type="non-primitive" draw:enhanced-path="M 14 0 L 24 3 27 12 24 20 14 23 2 20 0 12 2 3 14 0 14 0 Z N"/>
            </draw:custom-shape>
            <draw:custom-shape draw:style-name="gr41" draw:text-style-name="P4" draw:layer="layout" svg:width="0.048cm" svg:height="0.015cm" svg:x="10.97cm" svg:y="6.893cm">
              <text:p/>
              <draw:enhanced-geometry svg:viewBox="0 0 27 8" draw:type="non-primitive" draw:enhanced-path="M 0 0 L 27 0 14 8 0 0 0 0 Z N"/>
            </draw:custom-shape>
            <draw:custom-shape draw:style-name="gr41" draw:text-style-name="P4" draw:layer="layout" svg:width="0.054cm" svg:height="0.041cm" svg:x="9.815cm" svg:y="6.906cm">
              <text:p/>
              <draw:enhanced-geometry svg:viewBox="0 0 30 23" draw:type="non-primitive" draw:enhanced-path="M 15 0 L 25 4 30 13 25 19 15 23 6 19 0 13 6 4 15 0 15 0 Z N"/>
            </draw:custom-shape>
            <draw:custom-shape draw:style-name="gr41" draw:text-style-name="P4" draw:layer="layout" svg:width="0.052cm" svg:height="0.043cm" svg:x="9.977cm" svg:y="6.906cm">
              <text:p/>
              <draw:enhanced-geometry svg:viewBox="0 0 29 24" draw:type="non-primitive" draw:enhanced-path="M 15 0 L 25 4 29 13 25 22 15 24 3 22 0 13 3 4 15 0 15 0 Z N"/>
            </draw:custom-shape>
            <draw:custom-shape draw:style-name="gr42" draw:text-style-name="P4" draw:layer="layout" svg:width="0.054cm" svg:height="0.017cm" svg:x="9.815cm" svg:y="6.93cm">
              <text:p/>
              <draw:enhanced-geometry svg:viewBox="0 0 30 9" draw:type="non-primitive" draw:enhanced-path="M 0 0 L 30 0 25 8 15 9 6 8 0 0 0 0 Z N"/>
            </draw:custom-shape>
            <draw:custom-shape draw:style-name="gr42" draw:text-style-name="P4" draw:layer="layout" svg:width="0.05cm" svg:height="0.018cm" svg:x="9.977cm" svg:y="6.93cm">
              <text:p/>
              <draw:enhanced-geometry svg:viewBox="0 0 28 10" draw:type="non-primitive" draw:enhanced-path="M 0 0 L 28 0 25 8 15 10 6 8 0 0 0 0 Z N"/>
            </draw:custom-shape>
            <draw:custom-shape draw:style-name="gr42" draw:text-style-name="P4" draw:layer="layout" svg:width="0.048cm" svg:height="0.027cm" svg:x="10.88cm" svg:y="6.982cm">
              <text:p/>
              <draw:enhanced-geometry svg:viewBox="0 0 27 15" draw:type="non-primitive" draw:enhanced-path="M 27 15 L 0 15 0 13 4 4 14 0 25 4 27 13 27 15 27 15 Z N"/>
            </draw:custom-shape>
            <draw:custom-shape draw:style-name="gr43" draw:text-style-name="P4" draw:layer="layout" svg:width="0.052cm" svg:height="0.022cm" svg:x="10.461cm" svg:y="7.022cm">
              <text:p/>
              <draw:enhanced-geometry svg:viewBox="0 0 29 12" draw:type="non-primitive" draw:enhanced-path="M 29 12 L 0 12 0 10 5 3 15 0 26 3 29 10 29 12 29 12 Z N"/>
            </draw:custom-shape>
            <draw:custom-shape draw:style-name="gr43" draw:text-style-name="P4" draw:layer="layout" svg:width="0.048cm" svg:height="0.041cm" svg:x="10.88cm" svg:y="6.982cm">
              <text:p/>
              <draw:enhanced-geometry svg:viewBox="0 0 27 23" draw:type="non-primitive" draw:enhanced-path="M 14 0 L 25 4 27 13 25 22 14 23 4 22 0 13 4 4 14 0 14 0 Z N"/>
            </draw:custom-shape>
            <draw:custom-shape draw:style-name="gr44" draw:text-style-name="P4" draw:layer="layout" svg:width="0.048cm" svg:height="0.015cm" svg:x="10.88cm" svg:y="7.008cm">
              <text:p/>
              <draw:enhanced-geometry svg:viewBox="0 0 27 8" draw:type="non-primitive" draw:enhanced-path="M 0 0 L 27 0 25 7 14 8 6 7 0 0 0 0 Z N"/>
            </draw:custom-shape>
            <draw:custom-shape draw:style-name="gr44" draw:text-style-name="P4" draw:layer="layout" svg:width="0.052cm" svg:height="0.04cm" svg:x="10.461cm" svg:y="7.022cm">
              <text:p/>
              <draw:enhanced-geometry svg:viewBox="0 0 29 22" draw:type="non-primitive" draw:enhanced-path="M 15 0 L 26 3 29 10 26 19 15 22 5 19 0 10 5 3 15 0 15 0 Z N"/>
            </draw:custom-shape>
            <draw:custom-shape draw:style-name="gr45" draw:text-style-name="P4" draw:layer="layout" svg:width="0.052cm" svg:height="0.018cm" svg:x="10.461cm" svg:y="7.043cm">
              <text:p/>
              <draw:enhanced-geometry svg:viewBox="0 0 29 10" draw:type="non-primitive" draw:enhanced-path="M 0 0 L 29 0 23 7 15 10 5 7 0 0 0 0 Z N"/>
            </draw:custom-shape>
            <draw:custom-shape draw:style-name="gr45" draw:text-style-name="P4" draw:layer="layout" svg:width="0.025cm" svg:height="0.003cm" svg:x="10.665cm" svg:y="7.114cm">
              <text:p/>
              <draw:enhanced-geometry svg:viewBox="0 0 14 1" draw:type="non-primitive" draw:enhanced-path="M 14 1 L 0 1 7 0 14 1 14 1 Z N"/>
            </draw:custom-shape>
            <draw:custom-shape draw:style-name="gr46" draw:text-style-name="P4" draw:layer="layout" svg:width="0.05cm" svg:height="0.04cm" svg:x="10.651cm" svg:y="7.114cm">
              <text:p/>
              <draw:enhanced-geometry svg:viewBox="0 0 28 22" draw:type="non-primitive" draw:enhanced-path="M 18 22 L 10 22 2 19 0 11 5 3 15 0 25 3 28 11 25 19 18 22 18 22 Z N"/>
            </draw:custom-shape>
            <draw:custom-shape draw:style-name="gr46" draw:text-style-name="P4" draw:layer="layout" svg:width="0.045cm" svg:height="0.01cm" svg:x="10.15cm" svg:y="7.144cm">
              <text:p/>
              <draw:enhanced-geometry svg:viewBox="0 0 25 5" draw:type="non-primitive" draw:enhanced-path="M 25 5 L 0 5 13 0 25 5 25 5 Z N"/>
            </draw:custom-shape>
            <draw:custom-shape draw:style-name="gr47" draw:text-style-name="P4" draw:layer="layout" svg:width="0.05cm" svg:height="0.041cm" svg:x="10.651cm" svg:y="7.116cm">
              <text:p/>
              <draw:enhanced-geometry svg:viewBox="0 0 28 23" draw:type="non-primitive" draw:enhanced-path="M 8 0 L 22 0 28 10 25 19 15 23 5 19 0 10 8 0 8 0 Z N"/>
            </draw:custom-shape>
            <draw:custom-shape draw:style-name="gr47" draw:text-style-name="P4" draw:layer="layout" svg:width="0.047cm" svg:height="0.015cm" svg:x="10.288cm" svg:y="7.179cm">
              <text:p/>
              <draw:enhanced-geometry svg:viewBox="0 0 26 8" draw:type="non-primitive" draw:enhanced-path="M 26 8 L 0 8 15 0 26 8 26 8 Z N"/>
            </draw:custom-shape>
            <draw:custom-shape draw:style-name="gr47" draw:text-style-name="P4" draw:layer="layout" svg:width="0.052cm" svg:height="0.041cm" svg:x="9.9cm" svg:y="7.153cm">
              <text:p/>
              <draw:enhanced-geometry svg:viewBox="0 0 29 23" draw:type="non-primitive" draw:enhanced-path="M 19 23 L 8 23 1 17 0 11 3 4 13 0 24 4 29 11 26 17 19 23 19 23 Z N"/>
            </draw:custom-shape>
            <draw:custom-shape draw:style-name="gr47" draw:text-style-name="P4" draw:layer="layout" svg:width="0.048cm" svg:height="0.045cm" svg:x="10.148cm" svg:y="7.144cm">
              <text:p/>
              <draw:enhanced-geometry svg:viewBox="0 0 27 25" draw:type="non-primitive" draw:enhanced-path="M 14 0 L 25 3 27 12 25 20 14 25 4 20 0 12 4 3 14 0 14 0 Z N"/>
            </draw:custom-shape>
            <draw:custom-shape draw:style-name="gr48" draw:text-style-name="P4" draw:layer="layout" svg:width="0.052cm" svg:height="0.041cm" svg:x="9.9cm" svg:y="7.153cm">
              <text:p/>
              <draw:enhanced-geometry svg:viewBox="0 0 29 23" draw:type="non-primitive" draw:enhanced-path="M 8 0 L 19 0 26 5 29 11 24 20 13 23 3 20 0 11 1 5 8 0 8 0 Z N"/>
            </draw:custom-shape>
            <draw:custom-shape draw:style-name="gr48" draw:text-style-name="P4" draw:layer="layout" svg:width="0.048cm" svg:height="0.036cm" svg:x="10.148cm" svg:y="7.153cm">
              <text:p/>
              <draw:enhanced-geometry svg:viewBox="0 0 27 20" draw:type="non-primitive" draw:enhanced-path="M 1 0 L 26 0 27 7 25 15 14 20 4 15 0 7 1 0 1 0 Z N"/>
            </draw:custom-shape>
            <draw:custom-shape draw:style-name="gr48" draw:text-style-name="P4" draw:layer="layout" svg:width="0.015cm" svg:height="0.004cm" svg:x="10.669cm" svg:y="7.153cm">
              <text:p/>
              <draw:enhanced-geometry svg:viewBox="0 0 8 2" draw:type="non-primitive" draw:enhanced-path="M 0 0 L 8 0 5 2 0 0 0 0 Z N"/>
            </draw:custom-shape>
            <draw:custom-shape draw:style-name="gr48" draw:text-style-name="P4" draw:layer="layout" svg:width="0.054cm" svg:height="0.041cm" svg:x="10.286cm" svg:y="7.179cm">
              <text:p/>
              <draw:enhanced-geometry svg:viewBox="0 0 30 23" draw:type="non-primitive" draw:enhanced-path="M 16 0 L 26 5 30 10 26 19 16 23 6 19 0 10 6 5 16 0 16 0 Z N"/>
            </draw:custom-shape>
            <draw:custom-shape draw:style-name="gr49" draw:text-style-name="P4" draw:layer="layout" svg:width="0.054cm" svg:height="0.027cm" svg:x="10.286cm" svg:y="7.193cm">
              <text:p/>
              <draw:enhanced-geometry svg:viewBox="0 0 30 15" draw:type="non-primitive" draw:enhanced-path="M 1 0 L 27 0 30 2 26 11 16 15 6 11 0 2 1 0 1 0 Z N"/>
            </draw:custom-shape>
            <draw:custom-shape draw:style-name="gr49" draw:text-style-name="P4" draw:layer="layout" svg:width="0.052cm" svg:height="0.031cm" svg:x="10.801cm" svg:y="7.236cm">
              <text:p/>
              <draw:enhanced-geometry svg:viewBox="0 0 29 17" draw:type="non-primitive" draw:enhanced-path="M 28 17 L 2 17 0 12 6 3 15 0 25 3 29 12 28 17 28 17 Z N"/>
            </draw:custom-shape>
            <draw:custom-shape draw:style-name="gr50" draw:text-style-name="P4" draw:layer="layout" svg:width="0.052cm" svg:height="0.034cm" svg:x="10.542cm" svg:y="7.269cm">
              <text:p/>
              <draw:enhanced-geometry svg:viewBox="0 0 29 19" draw:type="non-primitive" draw:enhanced-path="M 25 19 L 6 19 0 10 6 1 16 0 25 1 29 10 25 19 25 19 Z N"/>
            </draw:custom-shape>
            <draw:custom-shape draw:style-name="gr50" draw:text-style-name="P4" draw:layer="layout" svg:width="0.052cm" svg:height="0.045cm" svg:x="10.801cm" svg:y="7.236cm">
              <text:p/>
              <draw:enhanced-geometry svg:viewBox="0 0 29 25" draw:type="non-primitive" draw:enhanced-path="M 15 0 L 25 3 29 12 25 20 15 25 6 20 0 12 6 3 15 0 15 0 Z N"/>
            </draw:custom-shape>
            <draw:custom-shape draw:style-name="gr51" draw:text-style-name="P4" draw:layer="layout" svg:width="0.047cm" svg:height="0.015cm" svg:x="10.805cm" svg:y="7.266cm">
              <text:p/>
              <draw:enhanced-geometry svg:viewBox="0 0 26 8" draw:type="non-primitive" draw:enhanced-path="M 0 0 L 26 0 13 8 0 0 0 0 Z N"/>
            </draw:custom-shape>
            <draw:custom-shape draw:style-name="gr51" draw:text-style-name="P4" draw:layer="layout" svg:width="0.055cm" svg:height="0.017cm" svg:x="11.066cm" svg:y="7.324cm">
              <text:p/>
              <draw:enhanced-geometry svg:viewBox="0 0 31 9" draw:type="non-primitive" draw:enhanced-path="M 31 9 L 0 9 6 2 15 0 25 2 31 9 31 9 Z N"/>
            </draw:custom-shape>
            <draw:custom-shape draw:style-name="gr51" draw:text-style-name="P4" draw:layer="layout" svg:width="0.052cm" svg:height="0.041cm" svg:x="10.542cm" svg:y="7.269cm">
              <text:p/>
              <draw:enhanced-geometry svg:viewBox="0 0 29 23" draw:type="non-primitive" draw:enhanced-path="M 16 0 L 25 1 29 10 25 19 16 23 6 19 0 10 6 1 16 0 16 0 Z N"/>
            </draw:custom-shape>
            <draw:custom-shape draw:style-name="gr52" draw:text-style-name="P4" draw:layer="layout" svg:width="0.034cm" svg:height="0.008cm" svg:x="10.552cm" svg:y="7.303cm">
              <text:p/>
              <draw:enhanced-geometry svg:viewBox="0 0 19 4" draw:type="non-primitive" draw:enhanced-path="M 0 0 L 19 0 10 4 0 0 0 0 Z N"/>
            </draw:custom-shape>
            <draw:custom-shape draw:style-name="gr52" draw:text-style-name="P4" draw:layer="layout" svg:width="0.055cm" svg:height="0.04cm" svg:x="11.066cm" svg:y="7.324cm">
              <text:p/>
              <draw:enhanced-geometry svg:viewBox="0 0 31 22" draw:type="non-primitive" draw:enhanced-path="M 31 11 L 31 11 31 12 25 19 15 22 6 19 0 11 6 3 15 0 25 3 31 11 31 11 Z N"/>
            </draw:custom-shape>
            <draw:custom-shape draw:style-name="gr52" draw:text-style-name="P4" draw:layer="layout" svg:width="0.052cm" svg:height="0.04cm" svg:x="9.775cm" svg:y="7.34cm">
              <text:p/>
              <draw:enhanced-geometry svg:viewBox="0 0 29 22" draw:type="non-primitive" draw:enhanced-path="M 19 22 L 9 22 3 17 0 10 3 3 13 0 23 3 29 10 26 17 19 22 19 22 Z N"/>
            </draw:custom-shape>
            <draw:custom-shape draw:style-name="gr53" draw:text-style-name="P4" draw:layer="layout" svg:width="0.052cm" svg:height="0.04cm" svg:x="9.775cm" svg:y="7.34cm">
              <text:p/>
              <draw:enhanced-geometry svg:viewBox="0 0 29 22" draw:type="non-primitive" draw:enhanced-path="M 9 0 L 19 0 26 4 29 10 23 19 13 22 3 19 0 10 3 4 9 0 9 0 Z N"/>
            </draw:custom-shape>
            <draw:custom-shape draw:style-name="gr53" draw:text-style-name="P4" draw:layer="layout" svg:width="0.055cm" svg:height="0.024cm" svg:x="11.066cm" svg:y="7.34cm">
              <text:p/>
              <draw:enhanced-geometry svg:viewBox="0 0 31 13" draw:type="non-primitive" draw:enhanced-path="M 0 0 L 31 0 31 2 31 2 31 3 25 10 15 13 6 10 0 2 0 0 0 0 Z N"/>
            </draw:custom-shape>
            <draw:custom-shape draw:style-name="gr53" draw:text-style-name="P4" draw:layer="layout" svg:width="0.054cm" svg:height="0.025cm" svg:x="10.228cm" svg:y="7.391cm">
              <text:p/>
              <draw:enhanced-geometry svg:viewBox="0 0 30 14" draw:type="non-primitive" draw:enhanced-path="M 30 14 L 0 14 0 11 5 3 16 0 26 3 30 11 30 14 30 14 Z N"/>
            </draw:custom-shape>
            <draw:custom-shape draw:style-name="gr53" draw:text-style-name="P4" draw:layer="layout" svg:width="0.045cm" svg:height="0.013cm" svg:x="10.023cm" svg:y="7.403cm">
              <text:p/>
              <draw:enhanced-geometry svg:viewBox="0 0 25 7" draw:type="non-primitive" draw:enhanced-path="M 25 7 L 0 7 12 0 25 7 25 7 Z N"/>
            </draw:custom-shape>
            <draw:custom-shape draw:style-name="gr54" draw:text-style-name="P4" draw:layer="layout" svg:width="0.048cm" svg:height="0.04cm" svg:x="10.021cm" svg:y="7.403cm">
              <text:p/>
              <draw:enhanced-geometry svg:viewBox="0 0 27 22" draw:type="non-primitive" draw:enhanced-path="M 13 0 L 24 3 27 12 24 19 13 22 3 19 0 12 3 3 13 0 13 0 Z N"/>
            </draw:custom-shape>
            <draw:custom-shape draw:style-name="gr54" draw:text-style-name="P4" draw:layer="layout" svg:width="0.054cm" svg:height="0.041cm" svg:x="10.228cm" svg:y="7.391cm">
              <text:p/>
              <draw:enhanced-geometry svg:viewBox="0 0 30 23" draw:type="non-primitive" draw:enhanced-path="M 16 0 L 26 3 30 11 26 20 16 23 5 20 0 11 5 3 16 0 16 0 Z N"/>
            </draw:custom-shape>
            <draw:custom-shape draw:style-name="gr55" draw:text-style-name="P4" draw:layer="layout" svg:width="0.048cm" svg:height="0.027cm" svg:x="10.021cm" svg:y="7.416cm">
              <text:p/>
              <draw:enhanced-geometry svg:viewBox="0 0 27 15" draw:type="non-primitive" draw:enhanced-path="M 1 0 L 26 0 27 5 24 12 13 15 3 12 0 5 1 0 1 0 Z N"/>
            </draw:custom-shape>
            <draw:custom-shape draw:style-name="gr55" draw:text-style-name="P4" draw:layer="layout" svg:width="0.054cm" svg:height="0.017cm" svg:x="10.228cm" svg:y="7.416cm">
              <text:p/>
              <draw:enhanced-geometry svg:viewBox="0 0 30 9" draw:type="non-primitive" draw:enhanced-path="M 0 0 L 30 0 24 6 16 9 5 6 0 0 0 0 Z N"/>
            </draw:custom-shape>
            <draw:custom-shape draw:style-name="gr55" draw:text-style-name="P4" draw:layer="layout" svg:width="0.052cm" svg:height="0.017cm" svg:x="10.432cm" svg:y="7.472cm">
              <text:p/>
              <draw:enhanced-geometry svg:viewBox="0 0 29 9" draw:type="non-primitive" draw:enhanced-path="M 29 9 L 0 9 5 3 13 0 25 3 29 9 29 9 Z N"/>
            </draw:custom-shape>
            <draw:custom-shape draw:style-name="gr56" draw:text-style-name="P4" draw:layer="layout" svg:width="0.052cm" svg:height="0.041cm" svg:x="10.432cm" svg:y="7.472cm">
              <text:p/>
              <draw:enhanced-geometry svg:viewBox="0 0 29 23" draw:type="non-primitive" draw:enhanced-path="M 13 0 L 25 4 29 11 25 20 13 23 5 20 0 11 5 4 13 0 13 0 Z N"/>
            </draw:custom-shape>
            <draw:custom-shape draw:style-name="gr57" draw:text-style-name="P4" draw:layer="layout" svg:width="0.052cm" svg:height="0.025cm" svg:x="10.432cm" svg:y="7.488cm">
              <text:p/>
              <draw:enhanced-geometry svg:viewBox="0 0 29 14" draw:type="non-primitive" draw:enhanced-path="M 0 0 L 29 0 29 2 25 11 13 14 5 11 0 2 0 0 0 0 Z N"/>
            </draw:custom-shape>
            <draw:custom-shape draw:style-name="gr57" draw:text-style-name="P4" draw:layer="layout" svg:width="0.048cm" svg:height="0.031cm" svg:x="10.759cm" svg:y="7.534cm">
              <text:p/>
              <draw:enhanced-geometry svg:viewBox="0 0 27 17" draw:type="non-primitive" draw:enhanced-path="M 26 17 L 0 17 0 12 4 4 14 0 24 4 27 12 26 17 26 17 Z N"/>
            </draw:custom-shape>
            <draw:custom-shape draw:style-name="gr58" draw:text-style-name="P4" draw:layer="layout" svg:width="0.048cm" svg:height="0.041cm" svg:x="10.759cm" svg:y="7.534cm">
              <text:p/>
              <draw:enhanced-geometry svg:viewBox="0 0 27 23" draw:type="non-primitive" draw:enhanced-path="M 14 0 L 24 4 27 12 24 20 14 23 4 20 0 12 4 4 14 0 14 0 Z N"/>
            </draw:custom-shape>
            <draw:custom-shape draw:style-name="gr59" draw:text-style-name="P4" draw:layer="layout" svg:width="0.047cm" svg:height="0.011cm" svg:x="10.759cm" svg:y="7.564cm">
              <text:p/>
              <draw:enhanced-geometry svg:viewBox="0 0 26 6" draw:type="non-primitive" draw:enhanced-path="M 0 0 L 26 0 14 6 0 0 0 0 Z N"/>
            </draw:custom-shape>
            <draw:custom-shape draw:style-name="gr59" draw:text-style-name="P4" draw:layer="layout" svg:width="0.048cm" svg:height="0.033cm" svg:x="10.909cm" svg:y="7.606cm">
              <text:p/>
              <draw:enhanced-geometry svg:viewBox="0 0 27 18" draw:type="non-primitive" draw:enhanced-path="M 26 18 L 1 18 0 10 3 5 14 0 24 5 27 10 26 18 26 18 Z N"/>
            </draw:custom-shape>
            <draw:custom-shape draw:style-name="gr60" draw:text-style-name="P4" draw:layer="layout" svg:width="0.025cm" svg:height="0.006cm" svg:x="10.528cm" svg:y="7.67cm">
              <text:p/>
              <draw:enhanced-geometry svg:viewBox="0 0 14 3" draw:type="non-primitive" draw:enhanced-path="M 14 3 L 0 3 7 0 14 3 14 3 Z N"/>
            </draw:custom-shape>
            <draw:custom-shape draw:style-name="gr60" draw:text-style-name="P4" draw:layer="layout" svg:width="0.04cm" svg:height="0.008cm" svg:x="10.189cm" svg:y="7.668cm">
              <text:p/>
              <draw:enhanced-geometry svg:viewBox="0 0 22 4" draw:type="non-primitive" draw:enhanced-path="M 22 4 L 0 4 10 0 22 4 22 4 Z N"/>
            </draw:custom-shape>
            <draw:custom-shape draw:style-name="gr60" draw:text-style-name="P4" draw:layer="layout" svg:width="0.048cm" svg:height="0.041cm" svg:x="10.909cm" svg:y="7.606cm">
              <text:p/>
              <draw:enhanced-geometry svg:viewBox="0 0 27 23" draw:type="non-primitive" draw:enhanced-path="M 14 0 L 24 5 27 10 24 19 14 23 3 19 0 10 3 5 14 0 14 0 Z N"/>
            </draw:custom-shape>
            <draw:custom-shape draw:style-name="gr61" draw:text-style-name="P4" draw:layer="layout" svg:width="0.045cm" svg:height="0.01cm" svg:x="10.91cm" svg:y="7.638cm">
              <text:p/>
              <draw:enhanced-geometry svg:viewBox="0 0 25 5" draw:type="non-primitive" draw:enhanced-path="M 0 0 L 25 0 13 5 0 0 0 0 Z N"/>
            </draw:custom-shape>
            <draw:custom-shape draw:style-name="gr61" draw:text-style-name="P4" draw:layer="layout" svg:width="0.048cm" svg:height="0.041cm" svg:x="10.515cm" svg:y="7.67cm">
              <text:p/>
              <draw:enhanced-geometry svg:viewBox="0 0 27 23" draw:type="non-primitive" draw:enhanced-path="M 14 0 L 24 5 27 13 24 20 14 23 4 20 0 13 4 5 14 0 14 0 Z N"/>
            </draw:custom-shape>
            <draw:custom-shape draw:style-name="gr61" draw:text-style-name="P4" draw:layer="layout" svg:width="0.054cm" svg:height="0.041cm" svg:x="10.182cm" svg:y="7.668cm">
              <text:p/>
              <draw:enhanced-geometry svg:viewBox="0 0 30 23" draw:type="non-primitive" draw:enhanced-path="M 14 0 L 24 4 30 10 24 19 14 23 4 19 0 10 4 4 14 0 14 0 Z N"/>
            </draw:custom-shape>
            <draw:custom-shape draw:style-name="gr62" draw:text-style-name="P4" draw:layer="layout" svg:width="0.054cm" svg:height="0.034cm" svg:x="10.182cm" svg:y="7.675cm">
              <text:p/>
              <draw:enhanced-geometry svg:viewBox="0 0 30 19" draw:type="non-primitive" draw:enhanced-path="M 4 0 L 26 0 30 6 24 15 14 19 4 15 0 6 4 0 4 0 Z N"/>
            </draw:custom-shape>
            <draw:custom-shape draw:style-name="gr62" draw:text-style-name="P4" draw:layer="layout" svg:width="0.048cm" svg:height="0.036cm" svg:x="10.515cm" svg:y="7.675cm">
              <text:p/>
              <draw:enhanced-geometry svg:viewBox="0 0 27 20" draw:type="non-primitive" draw:enhanced-path="M 7 0 L 21 0 27 10 24 17 14 20 4 17 0 10 7 0 7 0 Z N"/>
            </draw:custom-shape>
            <draw:custom-shape draw:style-name="gr63" draw:text-style-name="P4" draw:layer="layout" svg:width="1.571cm" svg:height="1.565cm" svg:x="10.752cm" svg:y="7.618cm">
              <text:p/>
              <draw:enhanced-geometry svg:viewBox="0 0 890 887" draw:type="non-primitive" draw:enhanced-path="M 443 887 L 533 879 616 853 693 811 758 758 788 726 814 691 856 615 882 533 890 444 882 355 856 271 814 196 788 163 758 131 693 77 616 35 533 11 443 0 356 11 270 35 196 77 161 103 131 131 100 163 75 196 34 271 8 355 0 444 8 533 34 615 75 691 100 726 131 758 161 785 196 811 270 853 356 879 443 887 443 887 Z N"/>
            </draw:custom-shape>
            <draw:custom-shape draw:style-name="gr64" draw:text-style-name="P4" draw:layer="layout" svg:width="1.334cm" svg:height="1.331cm" svg:x="10.868cm" svg:y="7.737cm">
              <text:p/>
              <draw:enhanced-geometry svg:viewBox="0 0 756 754" draw:type="non-primitive" draw:enhanced-path="M 377 754 L 454 747 524 725 591 691 645 643 692 588 726 524 749 453 756 377 749 302 726 230 692 167 645 109 591 63 524 28 454 8 377 0 302 8 232 28 167 63 111 109 65 167 30 230 7 302 0 377 7 453 30 524 65 588 111 643 167 691 232 725 302 747 377 754 377 754 Z N"/>
            </draw:custom-shape>
            <draw:custom-shape draw:style-name="gr29" draw:text-style-name="P4" draw:layer="layout" svg:width="0.551cm" svg:height="0.555cm" svg:x="10.942cm" svg:y="8.437cm">
              <text:p/>
              <draw:enhanced-geometry svg:viewBox="0 0 312 314" draw:type="non-primitive" draw:enhanced-path="M 312 0 L 312 314 249 307 191 289 138 261 92 222 53 176 24 122 7 63 0 0 312 0 312 0 Z N"/>
            </draw:custom-shape>
            <draw:custom-shape draw:style-name="gr29" draw:text-style-name="P4" draw:layer="layout" svg:width="0.556cm" svg:height="0.549cm" svg:x="11.574cm" svg:y="8.437cm">
              <text:p/>
              <draw:enhanced-geometry svg:viewBox="0 0 315 311" draw:type="non-primitive" draw:enhanced-path="M 0 0 L 315 0 307 62 290 121 261 174 222 219 176 256 123 286 64 304 0 311 0 0 0 0 Z N"/>
            </draw:custom-shape>
            <draw:custom-shape draw:style-name="gr29" draw:text-style-name="P4" draw:layer="layout" svg:width="0.556cm" svg:height="0.555cm" svg:x="11.574cm" svg:y="7.807cm">
              <text:p/>
              <draw:enhanced-geometry svg:viewBox="0 0 315 314" draw:type="non-primitive" draw:enhanced-path="M 0 314 L 0 0 64 6 123 24 176 55 221 92 261 138 289 193 307 250 315 314 0 314 0 314 Z N"/>
            </draw:custom-shape>
            <draw:custom-shape draw:style-name="gr29" draw:text-style-name="P4" draw:layer="layout" svg:width="0.555cm" svg:height="0.579cm" svg:x="10.939cm" svg:y="7.8cm">
              <text:p/>
              <draw:enhanced-geometry svg:viewBox="0 0 314 328" draw:type="non-primitive" draw:enhanced-path="M 314 328 L 0 328 7 262 25 201 54 145 92 96 139 56 192 26 251 7 314 0 314 328 314 328 Z N"/>
            </draw:custom-shape>
            <draw:custom-shape draw:style-name="gr65" draw:text-style-name="P4" draw:layer="layout" svg:width="0.122cm" svg:height="0.174cm" svg:x="11.325cm" svg:y="8.188cm">
              <text:p/>
              <draw:enhanced-geometry svg:viewBox="0 0 69 98" draw:type="non-primitive" draw:enhanced-path="M 20 76 L 0 4 3 0 26 11 43 24 69 66 67 85 51 98 31 94 20 76 20 76 Z N"/>
            </draw:custom-shape>
            <draw:custom-shape draw:style-name="gr65" draw:text-style-name="P4" draw:layer="layout" svg:width="0.092cm" svg:height="0.11cm" svg:x="11.394cm" svg:y="8.49cm">
              <text:p/>
              <draw:enhanced-geometry svg:viewBox="0 0 52 62" draw:type="non-primitive" draw:enhanced-path="M 52 26 L 22 62 16 62 0 26 7 7 26 0 45 7 52 26 52 26 Z N"/>
            </draw:custom-shape>
            <draw:custom-shape draw:style-name="gr66" draw:text-style-name="P4" draw:layer="layout" svg:width="0.077cm" svg:height="0.232cm" svg:x="11.639cm" svg:y="8.063cm">
              <text:p/>
              <draw:enhanced-geometry svg:viewBox="0 0 43 131" draw:type="non-primitive" draw:enhanced-path="M 0 131 L 15 65 41 0 43 0 28 68 0 131 0 131 Z N"/>
            </draw:custom-shape>
            <draw:custom-shape draw:style-name="gr66" draw:text-style-name="P4" draw:layer="layout" svg:width="0.364cm" svg:height="0.227cm" svg:x="11.642cm" svg:y="8.488cm">
              <text:p/>
              <draw:enhanced-geometry svg:viewBox="0 0 206 128" draw:type="non-primitive" draw:enhanced-path="M 0 0 L 25 1 48 8 85 37 119 72 153 103 166 109 179 106 205 96 206 96 183 115 163 126 139 128 111 118 94 105 80 89 58 55 34 23 19 10 0 0 0 0 Z N"/>
            </draw:custom-shape>
            <draw:custom-shape draw:style-name="gr66" draw:text-style-name="P4" draw:layer="layout" svg:width="0.294cm" svg:height="0.101cm" svg:x="11.071cm" svg:y="8.476cm">
              <text:p/>
              <draw:enhanced-geometry svg:viewBox="0 0 166 57" draw:type="non-primitive" draw:enhanced-path="M 166 14 L 97 33 26 41 10 44 0 57 0 57 3 38 17 23 53 4 88 0 124 5 166 14 166 14 Z N"/>
            </draw:custom-shape>
            <draw:custom-shape draw:style-name="gr66" draw:text-style-name="P4" draw:layer="layout" svg:width="0.128cm" svg:height="0.219cm" svg:x="11.21cm" svg:y="8.599cm">
              <text:p/>
              <draw:enhanced-geometry svg:viewBox="0 0 72 124" draw:type="non-primitive" draw:enhanced-path="M 72 0 L 64 40 51 76 38 87 22 95 3 124 3 124 0 84 3 63 12 46 72 0 72 0 Z N"/>
            </draw:custom-shape>
            <draw:custom-shape draw:style-name="gr66" draw:text-style-name="P4" draw:layer="layout" svg:width="0.114cm" svg:height="0.279cm" svg:x="11.33cm" svg:y="7.939cm">
              <text:p/>
              <draw:enhanced-geometry svg:viewBox="0 0 64 158" draw:type="non-primitive" draw:enhanced-path="M 40 158 L 20 27 13 10 0 1 0 0 22 1 39 16 61 52 64 85 55 119 40 158 40 158 Z N"/>
            </draw:custom-shape>
            <draw:custom-shape draw:style-name="gr66" draw:text-style-name="P4" draw:layer="layout" svg:width="0.2cm" svg:height="0.23cm" svg:x="11.101cm" svg:y="8.073cm">
              <text:p/>
              <draw:enhanced-geometry svg:viewBox="0 0 113 130" draw:type="non-primitive" draw:enhanced-path="M 113 130 L 78 123 49 112 28 94 15 62 0 2 0 0 32 30 58 63 83 98 113 130 113 130 Z N"/>
            </draw:custom-shape>
            <draw:custom-shape draw:style-name="gr66" draw:text-style-name="P4" draw:layer="layout" svg:width="0.168cm" svg:height="0.332cm" svg:x="11.593cm" svg:y="8.543cm">
              <text:p/>
              <draw:enhanced-geometry svg:viewBox="0 0 95 188" draw:type="non-primitive" draw:enhanced-path="M 0 0 L 62 101 70 150 77 173 85 182 95 186 95 188 72 185 53 169 27 131 13 90 0 0 0 0 Z N"/>
            </draw:custom-shape>
            <draw:custom-shape draw:style-name="gr66" draw:text-style-name="P4" draw:layer="layout" svg:width="0.165cm" svg:height="0.346cm" svg:x="11.766cm" svg:y="7.999cm">
              <text:p/>
              <draw:enhanced-geometry svg:viewBox="0 0 93 196" draw:type="non-primitive" draw:enhanced-path="M 0 196 L 7 136 14 107 24 80 38 58 57 38 92 0 93 0 83 55 66 107 0 196 0 196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48:44</dc:date>
    <dc:language>en-US</dc:language>
    <meta:editing-cycles>2</meta:editing-cycles>
    <meta:editing-duration>PT3M26S</meta:editing-duration>
    <meta:user-defined meta:name="Info 1"/>
    <meta:user-defined meta:name="Info 2"/>
    <meta:user-defined meta:name="Info 3"/>
    <meta:user-defined meta:name="Info 4"/>
    <meta:document-statistic meta:object-count="239"/>
  </office:meta>
</office:document-meta>
</file>